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05cm" svg:stroke-color="#0000ff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4cm" svg:stroke-color="#33cc66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4" style:family="graphic" style:parent-style-name="objectwithoutfill">
      <style:graphic-properties svg:stroke-width="0.05cm" svg:stroke-color="#ffd32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4cm" svg:stroke-color="#ffff00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6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7" style:family="graphic" style:parent-style-name="objectwithoutfill">
      <style:graphic-properties svg:stroke-width="0.05cm" svg:stroke-color="#e6e64c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cm" svg:stroke-color="#00ae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cm" svg:stroke-color="#0000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cm" svg:stroke-color="#ff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5cm" svg:stroke-color="#ff9966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svg:stroke-color="#999999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cm" svg:stroke-color="#ffffff" draw:marker-start-width="0.26cm" draw:marker-end-width="0.26cm" draw:fill="solid" draw:fill-color="#ccffff" draw:opacity="70%" draw:textarea-vertical-align="middle" fo:padding-top="0.125cm" fo:padding-bottom="0.125cm" fo:padding-left="0.25cm" fo:padding-right="0.25cm" draw:shadow-opacity="70%" loext:decorative="false"/>
    </style:style>
    <style:style style:name="gr16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17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2" draw:fill-hatch-solid="true" draw:textarea-horizontal-align="center" draw:textarea-vertical-align="middle" loext:decorative="false"/>
    </style:style>
    <style:style style:name="gr18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9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20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21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22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23" style:family="graphic" style:parent-style-name="objectwithoutfill">
      <style:graphic-properties svg:stroke-width="0.05cm" svg:stroke-color="#e6e6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4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5" style:family="graphic">
      <style:graphic-properties style:writing-mode="lr-tb" loext:decorative="false"/>
    </style:style>
    <style:style style:name="gr26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7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28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29" style:family="graphic" style:parent-style-name="objectwithoutfill">
      <style:graphic-properties svg:stroke-width="0.05cm" svg:stroke-color="#333333" draw:marker-start-width="0.28cm" draw:marker-end-width="0.28cm" draw:fill="hatch" draw:fill-color="#c0c0c0" draw:fill-hatch-name="Red_20_90_20_Degrees_20_Crossed_20_2" draw:fill-hatch-solid="true" draw:textarea-vertical-align="middle" fo:padding-top="0.15cm" fo:padding-bottom="0.15cm" fo:padding-left="0.275cm" fo:padding-right="0.275cm" loext:decorative="false"/>
    </style:style>
    <style:style style:name="gr30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1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32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solid" draw:fill-color="#ccffff" draw:opacity="7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hatch" draw:fill-color="#c0c0c0" draw:fill-hatch-name="Red_20_90_20_Degrees_20_Crossed_20_2" draw:fill-hatch-solid="true"/>
      <style:paragraph-properties fo:text-align="center"/>
    </style:style>
    <style:style style:name="P6" style:family="paragraph">
      <loext:graphic-properties draw:fill="hatch" draw:fill-hatch-name="Black_20_90_20_Degrees"/>
      <style:paragraph-properties fo:text-align="center"/>
    </style:style>
    <style:style style:name="P7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0" style:family="paragraph">
      <loext:graphic-properties draw:fill="solid" draw:fill-color="#ccffff" draw:opacity="30%"/>
      <style:paragraph-properties fo:text-align="center"/>
    </style:style>
    <style:style style:name="P11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loext:graphic-properties draw:fill="solid" draw:fill-color="#800000"/>
      <style:paragraph-properties fo:text-align="center"/>
    </style:style>
    <style:style style:name="P14" style:family="paragraph">
      <loext:graphic-properties draw:fill="solid" draw:fill-color="#8080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line draw:style-name="gr2" draw:text-style-name="P1" draw:layer="layout" svg:x1="9.6cm" svg:y1="7.695cm" svg:x2="9.29cm" svg:y2="7.695cm">
            <text:p/>
          </draw:line>
          <draw:line draw:style-name="gr3" draw:text-style-name="P1" draw:layer="layout" svg:x1="9.6cm" svg:y1="7.744cm" svg:x2="9.29cm" svg:y2="7.744cm">
            <text:p/>
          </draw:line>
          <draw:line draw:style-name="gr4" draw:text-style-name="P1" draw:layer="layout" svg:x1="9.6cm" svg:y1="7.645cm" svg:x2="9.292cm" svg:y2="7.644cm">
            <text:p/>
          </draw:line>
          <draw:line draw:style-name="gr5" draw:text-style-name="P1" draw:layer="layout" svg:x1="9.6cm" svg:y1="7.794cm" svg:x2="9.29cm" svg:y2="7.794cm">
            <text:p/>
          </draw:line>
        </draw:g>
        <draw:g draw:style-name="gr1">
          <draw:line draw:style-name="gr2" draw:text-style-name="P1" draw:layer="layout" svg:x1="11.5cm" svg:y1="7.697cm" svg:x2="11.19cm" svg:y2="7.697cm">
            <text:p/>
          </draw:line>
          <draw:line draw:style-name="gr3" draw:text-style-name="P1" draw:layer="layout" svg:x1="11.5cm" svg:y1="7.746cm" svg:x2="11.19cm" svg:y2="7.746cm">
            <text:p/>
          </draw:line>
          <draw:line draw:style-name="gr4" draw:text-style-name="P1" draw:layer="layout" svg:x1="11.5cm" svg:y1="7.647cm" svg:x2="11.192cm" svg:y2="7.646cm">
            <text:p/>
          </draw:line>
          <draw:line draw:style-name="gr5" draw:text-style-name="P1" draw:layer="layout" svg:x1="11.5cm" svg:y1="7.796cm" svg:x2="11.19cm" svg:y2="7.796cm">
            <text:p/>
          </draw:line>
        </draw:g>
        <draw:polygon draw:style-name="gr6" draw:text-style-name="P2" draw:layer="layout" svg:width="1.349cm" svg:height="0.199cm" svg:x="9.05cm" svg:y="3.509cm" svg:viewBox="0 0 1350 200" draw:points="1350,0 1350,132 935,198 414,200 0,101 0,0">
          <text:p/>
        </draw:polygon>
        <draw:line draw:style-name="gr7" draw:text-style-name="P1" draw:layer="layout" svg:x1="10.5cm" svg:y1="8cm" svg:x2="10.5cm" svg:y2="8.1cm">
          <text:p/>
        </draw:line>
        <draw:line draw:style-name="gr8" draw:text-style-name="P1" draw:layer="layout" svg:x1="10.3cm" svg:y1="8cm" svg:x2="10.3cm" svg:y2="8.1cm">
          <text:p/>
        </draw:line>
        <draw:line draw:style-name="gr9" draw:text-style-name="P1" draw:layer="layout" svg:x1="10.1cm" svg:y1="8cm" svg:x2="10.1cm" svg:y2="8.1cm">
          <text:p/>
        </draw:line>
        <draw:line draw:style-name="gr10" draw:text-style-name="P1" draw:layer="layout" svg:x1="11.1cm" svg:y1="8cm" svg:x2="11.1cm" svg:y2="8.1cm">
          <text:p/>
        </draw:line>
        <draw:line draw:style-name="gr11" draw:text-style-name="P1" draw:layer="layout" svg:x1="10.9cm" svg:y1="8cm" svg:x2="10.9cm" svg:y2="8.1cm">
          <text:p/>
        </draw:line>
        <draw:line draw:style-name="gr12" draw:text-style-name="P1" draw:layer="layout" svg:x1="10.7cm" svg:y1="8cm" svg:x2="10.7cm" svg:y2="8.1cm">
          <text:p/>
        </draw:line>
        <draw:line draw:style-name="gr13" draw:text-style-name="P1" draw:layer="layout" svg:x1="9.9cm" svg:y1="8cm" svg:x2="9.9cm" svg:y2="8.1cm">
          <text:p/>
        </draw:line>
        <draw:line draw:style-name="gr14" draw:text-style-name="P1" draw:layer="layout" svg:x1="9.7cm" svg:y1="8cm" svg:x2="9.7cm" svg:y2="8.1cm">
          <text:p/>
        </draw:line>
        <draw:line draw:style-name="gr7" draw:text-style-name="P1" draw:layer="layout" svg:x1="8.6cm" svg:y1="8cm" svg:x2="8.6cm" svg:y2="8.1cm">
          <text:p/>
        </draw:line>
        <draw:line draw:style-name="gr8" draw:text-style-name="P1" draw:layer="layout" svg:x1="8.4cm" svg:y1="8cm" svg:x2="8.4cm" svg:y2="8.1cm">
          <text:p/>
        </draw:line>
        <draw:line draw:style-name="gr9" draw:text-style-name="P1" draw:layer="layout" svg:x1="8.2cm" svg:y1="8cm" svg:x2="8.2cm" svg:y2="8.1cm">
          <text:p/>
        </draw:line>
        <draw:line draw:style-name="gr10" draw:text-style-name="P1" draw:layer="layout" svg:x1="9.2cm" svg:y1="8cm" svg:x2="9.2cm" svg:y2="8.1cm">
          <text:p/>
        </draw:line>
        <draw:line draw:style-name="gr11" draw:text-style-name="P1" draw:layer="layout" svg:x1="9cm" svg:y1="8cm" svg:x2="9cm" svg:y2="8.1cm">
          <text:p/>
        </draw:line>
        <draw:line draw:style-name="gr12" draw:text-style-name="P1" draw:layer="layout" svg:x1="8.8cm" svg:y1="8cm" svg:x2="8.8cm" svg:y2="8.1cm">
          <text:p/>
        </draw:line>
        <draw:line draw:style-name="gr13" draw:text-style-name="P1" draw:layer="layout" svg:x1="8cm" svg:y1="8cm" svg:x2="8cm" svg:y2="8.1cm">
          <text:p/>
        </draw:line>
        <draw:line draw:style-name="gr14" draw:text-style-name="P1" draw:layer="layout" svg:x1="7.8cm" svg:y1="8cm" svg:x2="7.8cm" svg:y2="8.1cm">
          <text:p/>
        </draw:line>
        <draw:g draw:style-name="gr1">
          <draw:line draw:style-name="gr2" draw:text-style-name="P1" draw:layer="layout" svg:x1="5.6cm" svg:y1="7.701cm" svg:x2="5.3cm" svg:y2="7.701cm">
            <text:p/>
          </draw:line>
          <draw:line draw:style-name="gr3" draw:text-style-name="P1" draw:layer="layout" svg:x1="5.6cm" svg:y1="7.75cm" svg:x2="5.3cm" svg:y2="7.75cm">
            <text:p/>
          </draw:line>
          <draw:line draw:style-name="gr4" draw:text-style-name="P1" draw:layer="layout" svg:x1="5.6cm" svg:y1="7.651cm" svg:x2="5.302cm" svg:y2="7.65cm">
            <text:p/>
          </draw:line>
          <draw:line draw:style-name="gr5" draw:text-style-name="P1" draw:layer="layout" svg:x1="5.6cm" svg:y1="7.8cm" svg:x2="5.3cm" svg:y2="7.8cm">
            <text:p/>
          </draw:line>
        </draw:g>
        <draw:g draw:style-name="gr1">
          <draw:line draw:style-name="gr2" draw:text-style-name="P1" draw:layer="layout" svg:x1="5.1cm" svg:y1="11.351cm" svg:x2="4.8cm" svg:y2="11.351cm">
            <text:p/>
          </draw:line>
          <draw:line draw:style-name="gr3" draw:text-style-name="P1" draw:layer="layout" svg:x1="5.1cm" svg:y1="11.4cm" svg:x2="4.8cm" svg:y2="11.4cm">
            <text:p/>
          </draw:line>
          <draw:line draw:style-name="gr4" draw:text-style-name="P1" draw:layer="layout" svg:x1="5.1cm" svg:y1="11.301cm" svg:x2="4.802cm" svg:y2="11.3cm">
            <text:p/>
          </draw:line>
          <draw:line draw:style-name="gr5" draw:text-style-name="P1" draw:layer="layout" svg:x1="5.1cm" svg:y1="11.45cm" svg:x2="4.8cm" svg:y2="11.45cm">
            <text:p/>
          </draw:line>
        </draw:g>
        <draw:rect draw:style-name="gr15" draw:text-style-name="P3" draw:layer="layout" svg:width="1cm" svg:height="0.6cm" svg:x="6.7cm" svg:y="7.4cm">
          <text:p/>
        </draw:rect>
        <draw:frame draw:style-name="gr16" draw:text-style-name="P4" draw:layer="layout" svg:width="8.7cm" svg:height="0.3cm" svg:x="2.1cm" svg:y="28.2cm">
          <draw:text-box>
            <text:p><text:file-name text:display="full">G:\github\RCC5V\examples\module14\odg\m14_schematic_250720.odg</text:file-name></text:p>
          </draw:text-box>
        </draw:frame>
        <draw:polygon draw:style-name="gr17" draw:text-style-name="P5" draw:layer="layout" svg:width="1.885cm" svg:height="0.92cm" svg:x="7.114cm" svg:y="2.189cm" svg:viewBox="0 0 1886 921" draw:points="0,405 0,0 1886,510 1794,921">
          <text:p/>
        </draw:polygon>
        <draw:line draw:style-name="gr18" draw:text-style-name="P6" draw:layer="layout" svg:x1="7.12cm" svg:y1="2.289cm" svg:x2="8.981cm" svg:y2="2.811cm">
          <text:p/>
        </draw:line>
        <draw:line draw:style-name="gr18" draw:text-style-name="P6" draw:layer="layout" svg:x1="7.1cm" svg:y1="2.5cm" svg:x2="8.931cm" svg:y2="3.007cm">
          <text:p/>
        </draw:line>
        <draw:g draw:style-name="gr1">
          <draw:polygon draw:style-name="gr19" draw:text-style-name="P7" draw:layer="layout" svg:width="5.999cm" svg:height="0.399cm" svg:x="3cm" svg:y="3.1cm" svg:viewBox="0 0 6000 400" draw:points="6000,400 6000,0 0,0 0,400">
            <text:p/>
          </draw:polygon>
          <draw:line draw:style-name="gr18" draw:text-style-name="P6" draw:layer="layout" svg:x1="9cm" svg:y1="3.4cm" svg:x2="3cm" svg:y2="3.4cm">
            <text:p/>
          </draw:line>
          <draw:line draw:style-name="gr18" draw:text-style-name="P6" draw:layer="layout" svg:x1="9cm" svg:y1="3.2cm" svg:x2="3cm" svg:y2="3.2cm">
            <text:p/>
          </draw:line>
        </draw:g>
        <draw:g draw:style-name="gr1">
          <draw:rect draw:style-name="gr20" draw:text-style-name="P8" draw:layer="layout" svg:width="0.2cm" svg:height="0.1cm" svg:x="8.3cm" svg:y="3.15cm">
            <text:p/>
          </draw:rect>
          <draw:rect draw:style-name="gr20" draw:text-style-name="P8" draw:layer="layout" svg:width="0.2cm" svg:height="0.1cm" svg:x="8.3cm" svg:y="3.35cm">
            <text:p/>
          </draw:rect>
        </draw:g>
        <draw:frame draw:style-name="gr21" draw:text-style-name="P9" draw:layer="layout" svg:width="1.2cm" svg:height="0.4cm" svg:x="9.5cm" svg:y="2.5cm">
          <draw:text-box>
            <text:p><text:span text:style-name="T1">DCC 141</text:span></text:p>
          </draw:text-box>
        </draw:frame>
        <draw:rect draw:style-name="gr22" draw:text-style-name="P10" draw:layer="layout" svg:width="1.8cm" svg:height="1.8cm" svg:x="3cm" svg:y="6.6cm">
          <text:p/>
        </draw:rect>
        <draw:frame draw:style-name="gr21" draw:text-style-name="P9" draw:layer="layout" svg:width="1.6cm" svg:height="0.38cm" svg:x="3.1cm" svg:y="7.02cm">
          <draw:text-box>
            <text:p><text:span text:style-name="T1">SUB25_10</text:span></text:p>
          </draw:text-box>
        </draw:frame>
        <draw:rect draw:style-name="gr22" draw:text-style-name="P10" draw:layer="layout" svg:width="1.3cm" svg:height="0.6cm" svg:x="5.8cm" svg:y="10.2cm">
          <text:p/>
        </draw:rect>
        <draw:frame draw:style-name="gr21" draw:text-style-name="P9" draw:layer="layout" svg:width="1.094cm" svg:height="0.38cm" svg:x="5.906cm" svg:y="10.32cm">
          <draw:text-box>
            <text:p><text:span text:style-name="T1">10pol_PIN</text:span></text:p>
          </draw:text-box>
        </draw:frame>
        <draw:rect draw:style-name="gr22" draw:text-style-name="P10" draw:layer="layout" svg:width="1.8cm" svg:height="0.8cm" svg:x="5.8cm" svg:y="11.2cm">
          <text:p/>
        </draw:rect>
        <draw:rect draw:style-name="gr22" draw:text-style-name="P10" draw:layer="layout" svg:width="1.801cm" svg:height="0.8cm" svg:x="3cm" svg:y="11.2cm">
          <text:p/>
        </draw:rect>
        <draw:frame draw:style-name="gr21" draw:text-style-name="P9" draw:layer="layout" svg:width="1.601cm" svg:height="0.38cm" svg:x="3.1cm" svg:y="11.42cm">
          <draw:text-box>
            <text:p><text:span text:style-name="T1">uC_OLED</text:span></text:p>
          </draw:text-box>
        </draw:frame>
        <draw:g draw:style-name="gr1">
          <draw:line draw:style-name="gr7" draw:text-style-name="P1" draw:layer="layout" svg:x1="10.7cm" svg:y1="27.3cm" svg:x2="9.2cm" svg:y2="27.3cm">
            <text:p/>
          </draw:line>
          <draw:line draw:style-name="gr8" draw:text-style-name="P1" draw:layer="layout" svg:x1="10.7cm" svg:y1="27.25cm" svg:x2="9.2cm" svg:y2="27.25cm">
            <text:p/>
          </draw:line>
          <draw:line draw:style-name="gr9" draw:text-style-name="P1" draw:layer="layout" svg:x1="10.7cm" svg:y1="27.2cm" svg:x2="9.2cm" svg:y2="27.2cm">
            <text:p/>
          </draw:line>
          <draw:line draw:style-name="gr10" draw:text-style-name="P1" draw:layer="layout" svg:x1="10.7cm" svg:y1="27.45cm" svg:x2="9.2cm" svg:y2="27.45cm">
            <text:p/>
          </draw:line>
          <draw:line draw:style-name="gr11" draw:text-style-name="P1" draw:layer="layout" svg:x1="10.7cm" svg:y1="27.4cm" svg:x2="9.2cm" svg:y2="27.4cm">
            <text:p/>
          </draw:line>
          <draw:line draw:style-name="gr12" draw:text-style-name="P1" draw:layer="layout" svg:x1="10.7cm" svg:y1="27.35cm" svg:x2="9.2cm" svg:y2="27.35cm">
            <text:p/>
          </draw:line>
        </draw:g>
        <draw:g draw:style-name="gr1">
          <draw:line draw:style-name="gr13" draw:text-style-name="P1" draw:layer="layout" svg:x1="10.7cm" svg:y1="27.15cm" svg:x2="9.2cm" svg:y2="27.15cm">
            <text:p/>
          </draw:line>
          <draw:line draw:style-name="gr14" draw:text-style-name="P1" draw:layer="layout" svg:x1="10.7cm" svg:y1="27.1cm" svg:x2="9.2cm" svg:y2="27.1cm">
            <text:p/>
          </draw:line>
          <draw:line draw:style-name="gr23" draw:text-style-name="P1" draw:layer="layout" svg:x1="10.7cm" svg:y1="27.05cm" svg:x2="9.2cm" svg:y2="27.05cm">
            <text:p/>
          </draw:line>
          <draw:line draw:style-name="gr24" draw:text-style-name="P1" draw:layer="layout" svg:x1="10.7cm" svg:y1="27cm" svg:x2="9.2cm" svg:y2="27cm">
            <text:p/>
          </draw:line>
        </draw:g>
        <draw:g draw:style-name="gr1">
          <draw:polyline draw:style-name="gr7" draw:text-style-name="P1" draw:layer="layout" svg:width="0.565cm" svg:height="0.282cm" draw:transform="rotate (-2.35619449019235) translate (7cm 27.1cm)" svg:viewBox="0 0 566 283" draw:points="0,283 283,0 566,283">
            <text:p/>
          </draw:polyline>
          <draw:polyline draw:style-name="gr8" draw:text-style-name="P1" draw:layer="layout" svg:width="0.489cm" svg:height="0.279cm" draw:transform="rotate (-2.49808975837948) translate (6.9180001750678cm 27.1239993997636cm)" svg:viewBox="0 0 490 280" draw:points="0,280 210,0 490,210">
            <text:p/>
          </draw:polyline>
          <draw:polyline draw:style-name="gr9" draw:text-style-name="P1" draw:layer="layout" svg:width="0.423cm" svg:height="0.211cm" draw:transform="rotate (-2.35619449019235) translate (6.85cm 27.05cm)" svg:viewBox="0 0 424 212" draw:points="0,212 212,0 424,212">
            <text:p/>
          </draw:polyline>
          <draw:polyline draw:style-name="gr10" draw:text-style-name="P1" draw:layer="layout" svg:width="0.777cm" svg:height="0.388cm" draw:transform="rotate (-2.35619449019235) translate (7.225cm 27.175cm)" svg:viewBox="0 0 778 389" draw:points="0,389 389,0 778,389">
            <text:p/>
          </draw:polyline>
          <draw:polyline draw:style-name="gr11" draw:text-style-name="P1" draw:layer="layout" svg:width="0.706cm" svg:height="0.353cm" draw:transform="rotate (-2.35619449019235) translate (7.15cm 27.15cm)" svg:viewBox="0 0 707 354" draw:points="0,354 354,0 707,354">
            <text:p/>
          </draw:polyline>
          <draw:polyline draw:style-name="gr12" draw:text-style-name="P1" draw:layer="layout" svg:width="0.634cm" svg:height="0.336cm" draw:transform="rotate (-2.29650422977414) translate (7.0733985860282cm 27.0982031389787cm)" svg:viewBox="0 0 635 337" draw:points="0,299 337,0 635,337">
            <text:p/>
          </draw:polyline>
          <draw:polyline draw:style-name="gr13" draw:text-style-name="P1" draw:layer="layout" svg:width="0.353cm" svg:height="0.176cm" draw:transform="rotate (-2.35619449019235) translate (6.775cm 27.025cm)" svg:viewBox="0 0 354 177" draw:points="0,177 177,0 354,177">
            <text:p/>
          </draw:polyline>
          <draw:polyline draw:style-name="gr14" draw:text-style-name="P1" draw:layer="layout" svg:width="0.282cm" svg:height="0.14cm" draw:transform="rotate (-2.35619449019235) translate (6.7cm 27cm)" svg:viewBox="0 0 283 141" draw:points="0,141 141,0 283,141">
            <text:p/>
          </draw:polyline>
          <draw:polyline draw:style-name="gr23" draw:text-style-name="P1" draw:layer="layout" svg:width="0.209cm" svg:height="0.119cm" draw:transform="rotate (-2.49808975837948) translate (6.6220000750291cm 26.9959997427558cm)" svg:viewBox="0 0 210 120" draw:points="0,120 90,0 210,90">
            <text:p/>
          </draw:polyline>
          <draw:polyline draw:style-name="gr24" draw:text-style-name="P1" draw:layer="layout" svg:width="0.14cm" svg:height="0.07cm" draw:transform="rotate (-2.35619449019235) translate (6.55cm 26.95cm)" svg:viewBox="0 0 141 71" draw:points="0,71 71,0 141,71">
            <text:p/>
          </draw:polyline>
        </draw:g>
        <draw:g draw:style-name="gr1">
          <draw:polyline draw:style-name="gr7" draw:text-style-name="P1" draw:layer="layout" svg:width="0.565cm" svg:height="0.282cm" draw:transform="rotate (-2.35619449019235) translate (7.79999999999999cm 27.1cm)" svg:viewBox="0 0 566 283" draw:points="0,283 283,0 566,283">
            <text:p/>
          </draw:polyline>
          <draw:polyline draw:style-name="gr8" draw:text-style-name="P1" draw:layer="layout" svg:width="0.489cm" svg:height="0.279cm" draw:transform="rotate (-2.49808975837948) translate (7.7180001750678cm 27.1239993997636cm)" svg:viewBox="0 0 490 280" draw:points="0,280 210,0 490,210">
            <text:p/>
          </draw:polyline>
          <draw:polyline draw:style-name="gr9" draw:text-style-name="P1" draw:layer="layout" svg:width="0.423cm" svg:height="0.211cm" draw:transform="rotate (-2.35619449019235) translate (7.65cm 27.05cm)" svg:viewBox="0 0 424 212" draw:points="0,212 212,0 424,212">
            <text:p/>
          </draw:polyline>
          <draw:polyline draw:style-name="gr10" draw:text-style-name="P1" draw:layer="layout" svg:width="0.777cm" svg:height="0.388cm" draw:transform="rotate (-2.35619449019235) translate (8.025cm 27.175cm)" svg:viewBox="0 0 778 389" draw:points="0,389 389,0 778,389">
            <text:p/>
          </draw:polyline>
          <draw:polyline draw:style-name="gr11" draw:text-style-name="P1" draw:layer="layout" svg:width="0.706cm" svg:height="0.353cm" draw:transform="rotate (-2.35619449019235) translate (7.95cm 27.15cm)" svg:viewBox="0 0 707 354" draw:points="0,354 354,0 707,354">
            <text:p/>
          </draw:polyline>
          <draw:polyline draw:style-name="gr12" draw:text-style-name="P1" draw:layer="layout" svg:width="0.634cm" svg:height="0.336cm" draw:transform="rotate (-2.29650422977414) translate (7.8733985860282cm 27.0982031389787cm)" svg:viewBox="0 0 635 337" draw:points="0,299 337,0 635,337">
            <text:p/>
          </draw:polyline>
          <draw:polyline draw:style-name="gr13" draw:text-style-name="P1" draw:layer="layout" svg:width="0.353cm" svg:height="0.176cm" draw:transform="rotate (-2.35619449019235) translate (7.575cm 27.025cm)" svg:viewBox="0 0 354 177" draw:points="0,177 177,0 354,177">
            <text:p/>
          </draw:polyline>
          <draw:polyline draw:style-name="gr14" draw:text-style-name="P1" draw:layer="layout" svg:width="0.282cm" svg:height="0.14cm" draw:transform="rotate (-2.35619449019235) translate (7.5cm 27cm)" svg:viewBox="0 0 283 141" draw:points="0,141 141,0 283,141">
            <text:p/>
          </draw:polyline>
          <draw:polyline draw:style-name="gr23" draw:text-style-name="P1" draw:layer="layout" svg:width="0.209cm" svg:height="0.119cm" draw:transform="rotate (-2.49808975837948) translate (7.4220000750291cm 26.9959997427558cm)" svg:viewBox="0 0 210 120" draw:points="0,120 90,0 210,90">
            <text:p/>
          </draw:polyline>
          <draw:polyline draw:style-name="gr24" draw:text-style-name="P1" draw:layer="layout" svg:width="0.14cm" svg:height="0.07cm" draw:transform="rotate (-2.35619449019235) translate (7.35cm 26.95cm)" svg:viewBox="0 0 141 71" draw:points="0,71 71,0 141,71">
            <text:p/>
          </draw:polyline>
        </draw:g>
        <draw:g draw:style-name="gr25">
          <draw:g draw:style-name="gr1">
            <draw:line draw:style-name="gr7" draw:text-style-name="P1" draw:layer="layout" svg:x1="6.52cm" svg:y1="10.8cm" svg:x2="6.52cm" svg:y2="11.2cm">
              <text:p/>
            </draw:line>
            <draw:line draw:style-name="gr8" draw:text-style-name="P1" draw:layer="layout" svg:x1="6.47cm" svg:y1="10.8cm" svg:x2="6.47cm" svg:y2="11.2cm">
              <text:p/>
            </draw:line>
            <draw:line draw:style-name="gr9" draw:text-style-name="P1" draw:layer="layout" svg:x1="6.42cm" svg:y1="10.8cm" svg:x2="6.42cm" svg:y2="11.2cm">
              <text:p/>
            </draw:line>
            <draw:line draw:style-name="gr10" draw:text-style-name="P1" draw:layer="layout" svg:x1="6.67cm" svg:y1="10.8cm" svg:x2="6.67cm" svg:y2="11.2cm">
              <text:p/>
            </draw:line>
            <draw:line draw:style-name="gr11" draw:text-style-name="P1" draw:layer="layout" svg:x1="6.62cm" svg:y1="10.8cm" svg:x2="6.62cm" svg:y2="11.2cm">
              <text:p/>
            </draw:line>
            <draw:line draw:style-name="gr12" draw:text-style-name="P1" draw:layer="layout" svg:x1="6.57cm" svg:y1="10.8cm" svg:x2="6.57cm" svg:y2="11.2cm">
              <text:p/>
            </draw:line>
          </draw:g>
          <draw:g draw:style-name="gr1">
            <draw:line draw:style-name="gr13" draw:text-style-name="P1" draw:layer="layout" svg:x1="6.37cm" svg:y1="10.8cm" svg:x2="6.37cm" svg:y2="11.2cm">
              <text:p/>
            </draw:line>
            <draw:line draw:style-name="gr14" draw:text-style-name="P1" draw:layer="layout" svg:x1="6.32cm" svg:y1="10.8cm" svg:x2="6.32cm" svg:y2="11.2cm">
              <text:p/>
            </draw:line>
            <draw:line draw:style-name="gr23" draw:text-style-name="P1" draw:layer="layout" svg:x1="6.27cm" svg:y1="10.8cm" svg:x2="6.27cm" svg:y2="11.2cm">
              <text:p/>
            </draw:line>
            <draw:line draw:style-name="gr24" draw:text-style-name="P1" draw:layer="layout" svg:x1="6.22cm" svg:y1="10.8cm" svg:x2="6.22cm" svg:y2="11.2cm">
              <text:p/>
            </draw:line>
          </draw:g>
        </draw:g>
        <draw:g draw:style-name="gr1">
          <draw:line draw:style-name="gr7" draw:text-style-name="P1" draw:layer="layout" svg:x1="7.37cm" svg:y1="6.8cm" svg:x2="7.37cm" svg:y2="11.2cm">
            <text:p/>
          </draw:line>
          <draw:line draw:style-name="gr8" draw:text-style-name="P1" draw:layer="layout" svg:x1="7.32cm" svg:y1="6.8cm" svg:x2="7.32cm" svg:y2="11.2cm">
            <text:p/>
          </draw:line>
          <draw:line draw:style-name="gr9" draw:text-style-name="P1" draw:layer="layout" svg:x1="7.27cm" svg:y1="6.8cm" svg:x2="7.27cm" svg:y2="11.2cm">
            <text:p/>
          </draw:line>
          <draw:line draw:style-name="gr10" draw:text-style-name="P1" draw:layer="layout" svg:x1="7.52cm" svg:y1="6.8cm" svg:x2="7.52cm" svg:y2="11.2cm">
            <text:p/>
          </draw:line>
          <draw:line draw:style-name="gr11" draw:text-style-name="P1" draw:layer="layout" svg:x1="7.47cm" svg:y1="6.8cm" svg:x2="7.47cm" svg:y2="11.2cm">
            <text:p/>
          </draw:line>
          <draw:line draw:style-name="gr12" draw:text-style-name="P1" draw:layer="layout" svg:x1="7.42cm" svg:y1="6.8cm" svg:x2="7.42cm" svg:y2="11.2cm">
            <text:p/>
          </draw:line>
        </draw:g>
        <draw:g draw:style-name="gr1">
          <draw:line draw:style-name="gr7" draw:text-style-name="P1" draw:layer="layout" svg:x1="4.3cm" svg:y1="8.1cm" svg:x2="4cm" svg:y2="8.1cm">
            <text:p/>
          </draw:line>
          <draw:line draw:style-name="gr8" draw:text-style-name="P1" draw:layer="layout" svg:x1="4.3cm" svg:y1="8.05cm" svg:x2="4cm" svg:y2="8.05cm">
            <text:p/>
          </draw:line>
          <draw:line draw:style-name="gr9" draw:text-style-name="P1" draw:layer="layout" svg:x1="4.3cm" svg:y1="8cm" svg:x2="4cm" svg:y2="8cm">
            <text:p/>
          </draw:line>
          <draw:line draw:style-name="gr10" draw:text-style-name="P1" draw:layer="layout" svg:x1="4.3cm" svg:y1="8.25cm" svg:x2="4cm" svg:y2="8.25cm">
            <text:p/>
          </draw:line>
          <draw:line draw:style-name="gr11" draw:text-style-name="P1" draw:layer="layout" svg:x1="4.3cm" svg:y1="8.2cm" svg:x2="4cm" svg:y2="8.2cm">
            <text:p/>
          </draw:line>
          <draw:line draw:style-name="gr12" draw:text-style-name="P1" draw:layer="layout" svg:x1="4.3cm" svg:y1="8.15cm" svg:x2="4cm" svg:y2="8.15cm">
            <text:p/>
          </draw:line>
        </draw:g>
        <draw:g draw:style-name="gr1">
          <draw:polyline draw:style-name="gr7" draw:text-style-name="P1" draw:layer="layout" svg:width="0.565cm" svg:height="0.282cm" draw:transform="rotate (-2.35619449019235) translate (9.04999999999999cm 27.1cm)" svg:viewBox="0 0 566 283" draw:points="0,283 283,0 566,283">
            <text:p/>
          </draw:polyline>
          <draw:polyline draw:style-name="gr8" draw:text-style-name="P1" draw:layer="layout" svg:width="0.489cm" svg:height="0.279cm" draw:transform="rotate (-2.49808975837948) translate (8.9680001750678cm 27.1239993997636cm)" svg:viewBox="0 0 490 280" draw:points="0,280 210,0 490,210">
            <text:p/>
          </draw:polyline>
          <draw:polyline draw:style-name="gr9" draw:text-style-name="P1" draw:layer="layout" svg:width="0.423cm" svg:height="0.211cm" draw:transform="rotate (-2.35619449019235) translate (8.9cm 27.05cm)" svg:viewBox="0 0 424 212" draw:points="0,212 212,0 424,212">
            <text:p/>
          </draw:polyline>
          <draw:polyline draw:style-name="gr10" draw:text-style-name="P1" draw:layer="layout" svg:width="0.777cm" svg:height="0.388cm" draw:transform="rotate (-2.35619449019235) translate (9.275cm 27.175cm)" svg:viewBox="0 0 778 389" draw:points="0,389 389,0 778,389">
            <text:p/>
          </draw:polyline>
          <draw:polyline draw:style-name="gr11" draw:text-style-name="P1" draw:layer="layout" svg:width="0.706cm" svg:height="0.353cm" draw:transform="rotate (-2.35619449019235) translate (9.2cm 27.15cm)" svg:viewBox="0 0 707 354" draw:points="0,354 354,0 707,354">
            <text:p/>
          </draw:polyline>
          <draw:polyline draw:style-name="gr12" draw:text-style-name="P1" draw:layer="layout" svg:width="0.634cm" svg:height="0.336cm" draw:transform="rotate (-2.29650422977414) translate (9.1233985860282cm 27.0982031389787cm)" svg:viewBox="0 0 635 337" draw:points="0,299 337,0 635,337">
            <text:p/>
          </draw:polyline>
        </draw:g>
        <draw:g draw:style-name="gr1">
          <draw:polyline draw:style-name="gr7" draw:text-style-name="P1" draw:layer="layout" svg:width="0.176cm" svg:height="0.353cm" draw:transform="rotate (-2.35619449019235) translate (4.675cm 8.225cm)" svg:viewBox="0 0 177 354" draw:points="177,0 0,177 177,354">
            <text:p/>
          </draw:polyline>
          <draw:polyline draw:style-name="gr8" draw:text-style-name="P1" draw:layer="layout" svg:width="0.239cm" svg:height="0.419cm" draw:transform="rotate (-2.49808975837948) translate (4.74400015005811cm 8.24199948551163cm)" svg:viewBox="0 0 240 420" draw:points="180,0 0,240 240,420">
            <text:p/>
          </draw:polyline>
          <draw:polyline draw:style-name="gr9" draw:text-style-name="P1" draw:layer="layout" svg:width="0.246cm" svg:height="0.494cm" draw:transform="rotate (-2.35619449019235) translate (4.825cm 8.175cm)" svg:viewBox="0 0 247 495" draw:points="247,0 0,247 247,495">
            <text:p/>
          </draw:polyline>
          <draw:polyline draw:style-name="gr10" draw:text-style-name="P1" draw:layer="layout" svg:width="0.07cm" svg:height="0.14cm" draw:transform="rotate (-2.35619449019235) translate (4.45cm 8.3cm)" svg:viewBox="0 0 71 141" draw:points="71,0 0,71 71,141">
            <text:p/>
          </draw:polyline>
          <draw:polyline draw:style-name="gr11" draw:text-style-name="P1" draw:layer="layout" svg:width="0.105cm" svg:height="0.211cm" draw:transform="rotate (-2.35619449019235) translate (4.525cm 8.275cm)" svg:viewBox="0 0 106 212" draw:points="106,0 0,106 106,212">
            <text:p/>
          </draw:polyline>
          <draw:polyline draw:style-name="gr12" draw:text-style-name="P1" draw:layer="layout" svg:width="0.149cm" svg:height="0.281cm" draw:transform="rotate (-2.29650422977414) translate (4.59928826045698cm 8.23809028399051cm)" svg:viewBox="0 0 150 282" draw:points="150,0 0,133 133,282">
            <text:p/>
          </draw:polyline>
        </draw:g>
        <draw:g draw:style-name="gr1">
          <draw:line draw:style-name="gr7" draw:text-style-name="P1" draw:layer="layout" svg:x1="3.8cm" svg:y1="8.1cm" svg:x2="3.5cm" svg:y2="8.1cm">
            <text:p/>
          </draw:line>
          <draw:line draw:style-name="gr8" draw:text-style-name="P1" draw:layer="layout" svg:x1="3.8cm" svg:y1="8.05cm" svg:x2="3.5cm" svg:y2="8.05cm">
            <text:p/>
          </draw:line>
          <draw:line draw:style-name="gr9" draw:text-style-name="P1" draw:layer="layout" svg:x1="3.8cm" svg:y1="8cm" svg:x2="3.5cm" svg:y2="8cm">
            <text:p/>
          </draw:line>
          <draw:line draw:style-name="gr10" draw:text-style-name="P1" draw:layer="layout" svg:x1="3.8cm" svg:y1="8.25cm" svg:x2="3.5cm" svg:y2="8.25cm">
            <text:p/>
          </draw:line>
          <draw:line draw:style-name="gr11" draw:text-style-name="P1" draw:layer="layout" svg:x1="3.8cm" svg:y1="8.2cm" svg:x2="3.5cm" svg:y2="8.2cm">
            <text:p/>
          </draw:line>
          <draw:line draw:style-name="gr12" draw:text-style-name="P1" draw:layer="layout" svg:x1="3.8cm" svg:y1="8.15cm" svg:x2="3.5cm" svg:y2="8.15cm">
            <text:p/>
          </draw:line>
        </draw:g>
        <draw:frame draw:style-name="gr21" draw:text-style-name="P11" draw:layer="layout" svg:width="0.499cm" svg:height="0.38cm" svg:x="4.001cm" svg:y="7.62cm">
          <draw:text-box>
            <text:p><text:span text:style-name="T2">DCC</text:span></text:p>
          </draw:text-box>
        </draw:frame>
        <draw:frame draw:style-name="gr21" draw:text-style-name="P11" draw:layer="layout" svg:width="0.698cm" svg:height="0.38cm" svg:x="3.202cm" svg:y="7.62cm">
          <draw:text-box>
            <text:p><text:span text:style-name="T2">POWER</text:span></text:p>
          </draw:text-box>
        </draw:frame>
        <draw:g draw:style-name="gr1">
          <draw:polyline draw:style-name="gr7" draw:text-style-name="P1" draw:layer="layout" svg:width="0.176cm" svg:height="0.353cm" draw:transform="rotate (2.35619449019235) translate (3.25cm 8.35cm)" svg:viewBox="0 0 177 354" draw:points="0,0 177,177 0,354">
            <text:p/>
          </draw:polyline>
          <draw:polyline draw:style-name="gr8" draw:text-style-name="P1" draw:layer="layout" svg:width="0.239cm" svg:height="0.419cm" draw:transform="rotate (2.49808975837948) translate (3.24799933545352cm 8.38599963556974cm)" svg:viewBox="0 0 240 420" draw:points="60,0 240,240 0,420">
            <text:p/>
          </draw:polyline>
          <draw:polyline draw:style-name="gr9" draw:text-style-name="P1" draw:layer="layout" svg:width="0.246cm" svg:height="0.494cm" draw:transform="rotate (2.35619449019235) translate (3.15cm 8.35cm)" svg:viewBox="0 0 247 495" draw:points="0,0 247,247 0,495">
            <text:p/>
          </draw:polyline>
          <draw:polyline draw:style-name="gr10" draw:text-style-name="P1" draw:layer="layout" svg:width="0.07cm" svg:height="0.14cm" draw:transform="rotate (2.35619449019235) translate (3.4cm 8.35cm)" svg:viewBox="0 0 71 141" draw:points="0,0 71,71 0,141">
            <text:p/>
          </draw:polyline>
          <draw:polyline draw:style-name="gr11" draw:text-style-name="P1" draw:layer="layout" svg:width="0.105cm" svg:height="0.211cm" draw:transform="rotate (2.35619449019235) translate (3.35cm 8.35cm)" svg:viewBox="0 0 106 212" draw:points="0,0 106,106 0,212">
            <text:p/>
          </draw:polyline>
          <draw:polyline draw:style-name="gr12" draw:text-style-name="P1" draw:layer="layout" svg:width="0.149cm" svg:height="0.281cm" draw:transform="rotate (2.29615516392374) translate (3.3cm 8.35cm)" svg:viewBox="0 0 150 282" draw:points="0,0 150,133 17,282">
            <text:p/>
          </draw:polyline>
        </draw:g>
        <draw:g draw:style-name="gr1">
          <draw:polyline draw:style-name="gr7" draw:text-style-name="P1" draw:layer="layout" svg:width="0.176cm" svg:height="0.353cm" draw:transform="rotate (-2.35619449019235) translate (8.2cm 27.159cm)" svg:viewBox="0 0 177 354" draw:points="0,0 177,177 0,354">
            <text:p/>
          </draw:polyline>
          <draw:polyline draw:style-name="gr8" draw:text-style-name="P1" draw:layer="layout" svg:width="0.239cm" svg:height="0.419cm" draw:transform="rotate (-2.21429922200521) translate (8.2359996355697cm 27.1610006645465cm)" svg:viewBox="0 0 240 420" draw:points="60,0 240,240 0,420">
            <text:p/>
          </draw:polyline>
          <draw:polyline draw:style-name="gr9" draw:text-style-name="P1" draw:layer="layout" svg:width="0.246cm" svg:height="0.494cm" draw:transform="rotate (-2.35619449019235) translate (8.2cm 27.259cm)" svg:viewBox="0 0 247 495" draw:points="0,0 247,247 0,495">
            <text:p/>
          </draw:polyline>
          <draw:polyline draw:style-name="gr10" draw:text-style-name="P1" draw:layer="layout" svg:width="0.07cm" svg:height="0.14cm" draw:transform="rotate (-2.35619449019235) translate (8.2cm 27.009cm)" svg:viewBox="0 0 71 141" draw:points="0,0 71,71 0,141">
            <text:p/>
          </draw:polyline>
          <draw:polyline draw:style-name="gr11" draw:text-style-name="P1" draw:layer="layout" svg:width="0.105cm" svg:height="0.211cm" draw:transform="rotate (-2.35619449019235) translate (8.2cm 27.059cm)" svg:viewBox="0 0 106 212" draw:points="0,0 106,106 0,212">
            <text:p/>
          </draw:polyline>
          <draw:polyline draw:style-name="gr12" draw:text-style-name="P1" draw:layer="layout" svg:width="0.149cm" svg:height="0.281cm" draw:transform="rotate (-2.41623381646095) translate (8.2cm 27.109cm)" svg:viewBox="0 0 150 282" draw:points="0,0 150,133 17,282">
            <text:p/>
          </draw:polyline>
        </draw:g>
        <draw:g draw:style-name="gr1">
          <draw:line draw:style-name="gr7" draw:text-style-name="P1" draw:layer="layout" svg:x1="3.25cm" svg:y1="8.3cm" svg:x2="3.25cm" svg:y2="10.5cm">
            <text:p/>
          </draw:line>
          <draw:line draw:style-name="gr8" draw:text-style-name="P1" draw:layer="layout" svg:x1="3.2cm" svg:y1="8.3cm" svg:x2="3.2cm" svg:y2="10.5cm">
            <text:p/>
          </draw:line>
          <draw:line draw:style-name="gr9" draw:text-style-name="P1" draw:layer="layout" svg:x1="3.15cm" svg:y1="8.3cm" svg:x2="3.15cm" svg:y2="10.5cm">
            <text:p/>
          </draw:line>
          <draw:line draw:style-name="gr10" draw:text-style-name="P1" draw:layer="layout" svg:x1="3.4cm" svg:y1="8.3cm" svg:x2="3.4cm" svg:y2="10.5cm">
            <text:p/>
          </draw:line>
          <draw:line draw:style-name="gr11" draw:text-style-name="P1" draw:layer="layout" svg:x1="3.35cm" svg:y1="8.3cm" svg:x2="3.35cm" svg:y2="10.5cm">
            <text:p/>
          </draw:line>
          <draw:line draw:style-name="gr12" draw:text-style-name="P1" draw:layer="layout" svg:x1="3.3cm" svg:y1="8.3cm" svg:x2="3.3cm" svg:y2="10.5cm">
            <text:p/>
          </draw:line>
        </draw:g>
        <draw:g draw:style-name="gr1">
          <draw:line draw:style-name="gr7" draw:text-style-name="P12" draw:layer="layout" svg:x1="3.9cm" svg:y1="8.1cm" svg:x2="3.6cm" svg:y2="8.1cm">
            <text:p/>
          </draw:line>
          <draw:line draw:style-name="gr8" draw:text-style-name="P12" draw:layer="layout" svg:x1="3.9cm" svg:y1="8.05cm" svg:x2="3.6cm" svg:y2="8.05cm">
            <text:p/>
          </draw:line>
          <draw:line draw:style-name="gr9" draw:text-style-name="P12" draw:layer="layout" svg:x1="3.9cm" svg:y1="8cm" svg:x2="3.6cm" svg:y2="8cm">
            <text:p/>
          </draw:line>
          <draw:line draw:style-name="gr10" draw:text-style-name="P12" draw:layer="layout" svg:x1="3.9cm" svg:y1="8.25cm" svg:x2="3.6cm" svg:y2="8.25cm">
            <text:p/>
          </draw:line>
          <draw:line draw:style-name="gr11" draw:text-style-name="P12" draw:layer="layout" svg:x1="3.9cm" svg:y1="8.2cm" svg:x2="3.6cm" svg:y2="8.2cm">
            <text:p/>
          </draw:line>
          <draw:line draw:style-name="gr12" draw:text-style-name="P12" draw:layer="layout" svg:x1="3.9cm" svg:y1="8.15cm" svg:x2="3.6cm" svg:y2="8.15cm">
            <text:p/>
          </draw:line>
        </draw:g>
        <draw:g draw:style-name="gr1">
          <draw:polyline draw:style-name="gr7" draw:text-style-name="P12" draw:layer="layout" svg:width="0.176cm" svg:height="0.353cm" draw:transform="rotate (2.35619449019235) translate (8.05cm 27.95cm)" svg:viewBox="0 0 177 354" draw:points="0,0 177,177 0,354">
            <text:p/>
          </draw:polyline>
          <draw:polyline draw:style-name="gr8" draw:text-style-name="P12" draw:layer="layout" svg:width="0.239cm" svg:height="0.419cm" draw:transform="rotate (2.49808975837948) translate (8.0479993354535cm 27.9859996355697cm)" svg:viewBox="0 0 240 420" draw:points="60,0 240,240 0,420">
            <text:p/>
          </draw:polyline>
          <draw:polyline draw:style-name="gr9" draw:text-style-name="P12" draw:layer="layout" svg:width="0.246cm" svg:height="0.494cm" draw:transform="rotate (2.35619449019235) translate (7.95cm 27.95cm)" svg:viewBox="0 0 247 495" draw:points="0,0 247,247 0,495">
            <text:p/>
          </draw:polyline>
          <draw:polyline draw:style-name="gr10" draw:text-style-name="P12" draw:layer="layout" svg:width="0.07cm" svg:height="0.14cm" draw:transform="rotate (2.35619449019235) translate (8.2cm 27.95cm)" svg:viewBox="0 0 71 141" draw:points="0,0 71,71 0,141">
            <text:p/>
          </draw:polyline>
          <draw:polyline draw:style-name="gr11" draw:text-style-name="P12" draw:layer="layout" svg:width="0.105cm" svg:height="0.211cm" draw:transform="rotate (2.35619449019235) translate (8.15cm 27.95cm)" svg:viewBox="0 0 106 212" draw:points="0,0 106,106 0,212">
            <text:p/>
          </draw:polyline>
          <draw:polyline draw:style-name="gr12" draw:text-style-name="P12" draw:layer="layout" svg:width="0.149cm" svg:height="0.281cm" draw:transform="rotate (2.29615516392374) translate (8.1cm 27.95cm)" svg:viewBox="0 0 150 282" draw:points="0,0 150,133 17,282">
            <text:p/>
          </draw:polyline>
        </draw:g>
        <draw:g draw:style-name="gr1">
          <draw:line draw:style-name="gr7" draw:text-style-name="P12" draw:layer="layout" svg:x1="8.65cm" svg:y1="27.55cm" svg:x2="8.65cm" svg:y2="28cm">
            <text:p/>
          </draw:line>
          <draw:line draw:style-name="gr8" draw:text-style-name="P12" draw:layer="layout" svg:x1="8.6cm" svg:y1="27.55cm" svg:x2="8.6cm" svg:y2="28cm">
            <text:p/>
          </draw:line>
          <draw:line draw:style-name="gr9" draw:text-style-name="P12" draw:layer="layout" svg:x1="8.55cm" svg:y1="27.55cm" svg:x2="8.55cm" svg:y2="28cm">
            <text:p/>
          </draw:line>
          <draw:line draw:style-name="gr10" draw:text-style-name="P12" draw:layer="layout" svg:x1="8.8cm" svg:y1="27.55cm" svg:x2="8.8cm" svg:y2="28cm">
            <text:p/>
          </draw:line>
          <draw:line draw:style-name="gr11" draw:text-style-name="P12" draw:layer="layout" svg:x1="8.75cm" svg:y1="27.55cm" svg:x2="8.75cm" svg:y2="28cm">
            <text:p/>
          </draw:line>
          <draw:line draw:style-name="gr12" draw:text-style-name="P12" draw:layer="layout" svg:x1="8.7cm" svg:y1="27.55cm" svg:x2="8.7cm" svg:y2="28cm">
            <text:p/>
          </draw:line>
        </draw:g>
        <draw:g draw:style-name="gr1">
          <draw:polyline draw:style-name="gr7" draw:text-style-name="P1" draw:layer="layout" svg:width="0.282cm" svg:height="0.14cm" draw:transform="rotate (2.35619449019235) translate (5.6cm 11.8cm)" svg:viewBox="0 0 283 141" draw:points="283,141 141,0 0,141">
            <text:p/>
          </draw:polyline>
          <draw:polyline draw:style-name="gr8" draw:text-style-name="P1" draw:layer="layout" svg:width="0.209cm" svg:height="0.119cm" draw:transform="rotate (2.49808975837948) translate (5.64599974275581cm 11.7220000750291cm)" svg:viewBox="0 0 210 120" draw:points="210,120 120,0 0,90">
            <text:p/>
          </draw:polyline>
          <draw:polyline draw:style-name="gr9" draw:text-style-name="P1" draw:layer="layout" svg:width="0.14cm" svg:height="0.07cm" draw:transform="rotate (2.35619449019235) translate (5.65cm 11.65cm)" svg:viewBox="0 0 141 71" draw:points="141,71 71,0 0,71">
            <text:p/>
          </draw:polyline>
          <draw:polyline draw:style-name="gr10" draw:text-style-name="P1" draw:layer="layout" svg:width="0.494cm" svg:height="0.246cm" draw:transform="rotate (2.35619449019235) translate (5.525cm 12.025cm)" svg:viewBox="0 0 495 247" draw:points="495,247 247,0 0,247">
            <text:p/>
          </draw:polyline>
          <draw:polyline draw:style-name="gr11" draw:text-style-name="P1" draw:layer="layout" svg:width="0.423cm" svg:height="0.211cm" draw:transform="rotate (2.35619449019235) translate (5.55cm 11.95cm)" svg:viewBox="0 0 424 212" draw:points="424,212 212,0 0,212">
            <text:p/>
          </draw:polyline>
          <draw:polyline draw:style-name="gr12" draw:text-style-name="P1" draw:layer="layout" svg:width="0.352cm" svg:height="0.186cm" draw:transform="rotate (2.29685329562454) translate (5.56019950396169cm 11.8741206885133cm)" svg:viewBox="0 0 353 187" draw:points="353,166 166,0 0,187">
            <text:p/>
          </draw:polyline>
        </draw:g>
        <draw:g draw:style-name="gr1">
          <draw:line draw:style-name="gr7" draw:text-style-name="P1" draw:layer="layout" svg:x1="5.8cm" svg:y1="11.7cm" svg:x2="5.6cm" svg:y2="11.7cm">
            <text:p/>
          </draw:line>
          <draw:line draw:style-name="gr8" draw:text-style-name="P1" draw:layer="layout" svg:x1="5.8cm" svg:y1="11.65cm" svg:x2="5.6cm" svg:y2="11.65cm">
            <text:p/>
          </draw:line>
          <draw:line draw:style-name="gr9" draw:text-style-name="P1" draw:layer="layout" svg:x1="5.8cm" svg:y1="11.6cm" svg:x2="5.6cm" svg:y2="11.6cm">
            <text:p/>
          </draw:line>
          <draw:line draw:style-name="gr10" draw:text-style-name="P1" draw:layer="layout" svg:x1="5.8cm" svg:y1="11.85cm" svg:x2="5.6cm" svg:y2="11.85cm">
            <text:p/>
          </draw:line>
          <draw:line draw:style-name="gr11" draw:text-style-name="P1" draw:layer="layout" svg:x1="5.8cm" svg:y1="11.8cm" svg:x2="5.6cm" svg:y2="11.8cm">
            <text:p/>
          </draw:line>
          <draw:line draw:style-name="gr12" draw:text-style-name="P1" draw:layer="layout" svg:x1="5.8cm" svg:y1="11.75cm" svg:x2="5.6cm" svg:y2="11.75cm">
            <text:p/>
          </draw:line>
        </draw:g>
        <draw:g draw:style-name="gr1">
          <draw:line draw:style-name="gr7" draw:text-style-name="P1" draw:layer="layout" svg:x1="5.301cm" svg:y1="10.7cm" svg:x2="3.5cm" svg:y2="10.7cm">
            <text:p/>
          </draw:line>
          <draw:line draw:style-name="gr8" draw:text-style-name="P1" draw:layer="layout" svg:x1="5.301cm" svg:y1="10.65cm" svg:x2="3.5cm" svg:y2="10.65cm">
            <text:p/>
          </draw:line>
          <draw:line draw:style-name="gr9" draw:text-style-name="P1" draw:layer="layout" svg:x1="5.301cm" svg:y1="10.6cm" svg:x2="3.5cm" svg:y2="10.6cm">
            <text:p/>
          </draw:line>
          <draw:line draw:style-name="gr10" draw:text-style-name="P1" draw:layer="layout" svg:x1="5.301cm" svg:y1="10.85cm" svg:x2="3.5cm" svg:y2="10.85cm">
            <text:p/>
          </draw:line>
          <draw:line draw:style-name="gr11" draw:text-style-name="P1" draw:layer="layout" svg:x1="5.301cm" svg:y1="10.8cm" svg:x2="3.5cm" svg:y2="10.8cm">
            <text:p/>
          </draw:line>
          <draw:line draw:style-name="gr12" draw:text-style-name="P1" draw:layer="layout" svg:x1="5.301cm" svg:y1="10.75cm" svg:x2="3.5cm" svg:y2="10.75cm">
            <text:p/>
          </draw:line>
        </draw:g>
        <draw:g draw:style-name="gr1">
          <draw:line draw:style-name="gr7" draw:text-style-name="P1" draw:layer="layout" svg:x1="4.55cm" svg:y1="8.3cm" svg:x2="4.55cm" svg:y2="11.2cm">
            <text:p/>
          </draw:line>
          <draw:line draw:style-name="gr8" draw:text-style-name="P1" draw:layer="layout" svg:x1="4.6cm" svg:y1="8.3cm" svg:x2="4.6cm" svg:y2="11.2cm">
            <text:p/>
          </draw:line>
          <draw:line draw:style-name="gr9" draw:text-style-name="P1" draw:layer="layout" svg:x1="4.65cm" svg:y1="8.3cm" svg:x2="4.65cm" svg:y2="11.2cm">
            <text:p/>
          </draw:line>
          <draw:line draw:style-name="gr10" draw:text-style-name="P1" draw:layer="layout" svg:x1="4.4cm" svg:y1="8.3cm" svg:x2="4.4cm" svg:y2="11.2cm">
            <text:p/>
          </draw:line>
          <draw:line draw:style-name="gr11" draw:text-style-name="P1" draw:layer="layout" svg:x1="4.45cm" svg:y1="8.3cm" svg:x2="4.45cm" svg:y2="11.2cm">
            <text:p/>
          </draw:line>
          <draw:line draw:style-name="gr12" draw:text-style-name="P1" draw:layer="layout" svg:x1="4.5cm" svg:y1="8.3cm" svg:x2="4.5cm" svg:y2="11.2cm">
            <text:p/>
          </draw:line>
        </draw:g>
        <draw:g draw:style-name="gr1">
          <draw:polyline draw:style-name="gr7" draw:text-style-name="P1" draw:layer="layout" svg:width="0.176cm" svg:height="0.353cm" draw:transform="rotate (-2.35619449019235) translate (5.625cm 10.825cm)" svg:viewBox="0 0 177 354" draw:points="177,0 0,177 177,354">
            <text:p/>
          </draw:polyline>
          <draw:polyline draw:style-name="gr8" draw:text-style-name="P1" draw:layer="layout" svg:width="0.239cm" svg:height="0.419cm" draw:transform="rotate (-2.49808975837948) translate (5.69400015005811cm 10.8419994855116cm)" svg:viewBox="0 0 240 420" draw:points="180,0 0,240 240,420">
            <text:p/>
          </draw:polyline>
          <draw:polyline draw:style-name="gr9" draw:text-style-name="P1" draw:layer="layout" svg:width="0.246cm" svg:height="0.494cm" draw:transform="rotate (-2.35619449019235) translate (5.775cm 10.775cm)" svg:viewBox="0 0 247 495" draw:points="247,0 0,247 247,495">
            <text:p/>
          </draw:polyline>
          <draw:polyline draw:style-name="gr10" draw:text-style-name="P1" draw:layer="layout" svg:width="0.07cm" svg:height="0.14cm" draw:transform="rotate (-2.35619449019235) translate (5.4cm 10.9cm)" svg:viewBox="0 0 71 141" draw:points="71,0 0,71 71,141">
            <text:p/>
          </draw:polyline>
          <draw:polyline draw:style-name="gr11" draw:text-style-name="P1" draw:layer="layout" svg:width="0.105cm" svg:height="0.211cm" draw:transform="rotate (-2.35619449019235) translate (5.475cm 10.875cm)" svg:viewBox="0 0 106 212" draw:points="106,0 0,106 106,212">
            <text:p/>
          </draw:polyline>
          <draw:polyline draw:style-name="gr12" draw:text-style-name="P1" draw:layer="layout" svg:width="0.149cm" svg:height="0.281cm" draw:transform="rotate (-2.29650422977414) translate (5.54928826045698cm 10.8380902839905cm)" svg:viewBox="0 0 150 282" draw:points="150,0 0,133 133,282">
            <text:p/>
          </draw:polyline>
        </draw:g>
        <draw:g draw:style-name="gr1">
          <draw:line draw:style-name="gr7" draw:text-style-name="P1" draw:layer="layout" svg:x1="5.5cm" svg:y1="10.9cm" svg:x2="5.5cm" svg:y2="11.5cm">
            <text:p/>
          </draw:line>
          <draw:line draw:style-name="gr8" draw:text-style-name="P1" draw:layer="layout" svg:x1="5.55cm" svg:y1="10.9cm" svg:x2="5.55cm" svg:y2="11.5cm">
            <text:p/>
          </draw:line>
          <draw:line draw:style-name="gr9" draw:text-style-name="P1" draw:layer="layout" svg:x1="5.6cm" svg:y1="10.9cm" svg:x2="5.6cm" svg:y2="11.5cm">
            <text:p/>
          </draw:line>
          <draw:line draw:style-name="gr10" draw:text-style-name="P1" draw:layer="layout" svg:x1="5.35cm" svg:y1="10.9cm" svg:x2="5.35cm" svg:y2="11.5cm">
            <text:p/>
          </draw:line>
          <draw:line draw:style-name="gr11" draw:text-style-name="P1" draw:layer="layout" svg:x1="5.4cm" svg:y1="10.9cm" svg:x2="5.4cm" svg:y2="11.5cm">
            <text:p/>
          </draw:line>
          <draw:line draw:style-name="gr12" draw:text-style-name="P1" draw:layer="layout" svg:x1="5.45cm" svg:y1="10.9cm" svg:x2="5.45cm" svg:y2="11.5cm">
            <text:p/>
          </draw:line>
        </draw:g>
        <draw:g draw:style-name="gr1">
          <draw:polyline draw:style-name="gr10" draw:text-style-name="P1" draw:layer="layout" svg:width="0.181cm" svg:height="0.191cm" draw:transform="skewX (1.01386176248351) rotate (-1.84969994126359) translate (3.5cm 10.85cm)" svg:viewBox="0 0 182 192" draw:points="0,0 182,96 0,192">
            <text:p/>
          </draw:polyline>
          <draw:polyline draw:style-name="gr11" draw:text-style-name="P1" draw:layer="layout" svg:width="0.167cm" svg:height="0.267cm" draw:transform="skewX (0.641757565958315) rotate (-2.03453030904979) translate (3.50031036744644cm 10.7993793991212cm)" svg:viewBox="0 0 168 268" draw:points="1,0 168,134 0,268">
            <text:p/>
          </draw:polyline>
          <draw:polyline draw:style-name="gr12" draw:text-style-name="P1" draw:layer="layout" svg:width="0.166cm" svg:height="0.315cm" draw:transform="skewX (0.219562419900887) rotate (-2.30261288215612) translate (3.5cm 10.75cm)" svg:viewBox="0 0 167 316" draw:points="0,0 167,149 18,316">
            <text:p/>
          </draw:polyline>
          <draw:polyline draw:style-name="gr7" draw:text-style-name="P1" draw:layer="layout" svg:width="0.159cm" svg:height="0.311cm" draw:transform="skewX (-0.222529479629277) rotate (-2.46545210136719) translate (3.50066943525896cm 10.6994629134742cm)" svg:viewBox="0 0 160 312" draw:points="1,0 160,156 0,312">
            <text:p/>
          </draw:polyline>
          <draw:polyline draw:style-name="gr8" draw:text-style-name="P1" draw:layer="layout" svg:width="0.155cm" svg:height="0.319cm" draw:transform="skewX (-0.232652389290844) rotate (-2.33437787454242) translate (3.5cm 10.65cm)" svg:viewBox="0 0 156 320" draw:points="0,0 156,217 23,320">
            <text:p/>
          </draw:polyline>
          <draw:polyline draw:style-name="gr9" draw:text-style-name="P1" draw:layer="layout" svg:width="0.246cm" svg:height="0.317cm" draw:transform="rotate (-2.35619449019235) translate (3.5cm 10.6cm)" svg:viewBox="0 0 247 318" draw:points="0,0 247,247 177,318">
            <text:p/>
          </draw:polyline>
        </draw:g>
        <draw:g draw:style-name="gr1">
          <draw:polyline draw:style-name="gr2" draw:text-style-name="P1" draw:layer="layout" svg:width="0.191cm" svg:height="0.121cm" draw:transform="skewX (-0.463733982254894) rotate (-2.18166156499291) translate (5.24520274450457cm 11.2141078448086cm)" svg:viewBox="0 0 192 122" draw:points="0,87 166,0 192,122">
            <text:p/>
          </draw:polyline>
          <draw:polyline draw:style-name="gr3" draw:text-style-name="P1" draw:layer="layout" svg:width="0.255cm" svg:height="0.162cm" draw:transform="skewX (-0.46478117980609) rotate (-2.18166156499291) translate (5.32739322647537cm 11.218313708669cm)" svg:viewBox="0 0 256 163" draw:points="0,116 221,0 256,163">
            <text:p/>
          </draw:polyline>
          <draw:polyline draw:style-name="gr4" draw:text-style-name="P1" draw:layer="layout" svg:width="0.127cm" svg:height="0.08cm" draw:transform="skewX (-0.465130245656489) rotate (-2.18166156499291) translate (5.16315765838129cm 11.2096943341584cm)" svg:viewBox="0 0 128 81" draw:points="0,58 111,0 128,81">
            <text:p/>
          </draw:polyline>
          <draw:polyline draw:style-name="gr5" draw:text-style-name="P1" draw:layer="layout" svg:width="0.318cm" svg:height="0.202cm" draw:transform="skewX (-0.466875574908483) rotate (-2.18253422961891) translate (5.40991307225768cm 11.2224701358051cm)" svg:viewBox="0 0 319 203" draw:points="0,145 277,0 319,203">
            <text:p/>
          </draw:polyline>
        </draw:g>
        <draw:g draw:style-name="gr1">
          <draw:line draw:style-name="gr2" draw:text-style-name="P1" draw:layer="layout" svg:x1="5.149cm" svg:y1="7.9cm" svg:x2="5.149cm" svg:y2="11.3cm">
            <text:p/>
          </draw:line>
          <draw:line draw:style-name="gr3" draw:text-style-name="P1" draw:layer="layout" svg:x1="5.198cm" svg:y1="7.9cm" svg:x2="5.198cm" svg:y2="11.3cm">
            <text:p/>
          </draw:line>
          <draw:line draw:style-name="gr4" draw:text-style-name="P1" draw:layer="layout" svg:x1="5.099cm" svg:y1="7.9cm" svg:x2="5.098cm" svg:y2="11.277cm">
            <text:p/>
          </draw:line>
          <draw:line draw:style-name="gr5" draw:text-style-name="P1" draw:layer="layout" svg:x1="5.248cm" svg:y1="7.9cm" svg:x2="5.248cm" svg:y2="11.3cm">
            <text:p/>
          </draw:line>
        </draw:g>
        <draw:g draw:style-name="gr1">
          <draw:polyline draw:style-name="gr2" draw:text-style-name="P1" draw:layer="layout" svg:width="0.255cm" svg:height="0.162cm" draw:transform="skewX (-0.463733982254893) rotate (-2.19021367832768) translate (5.35cm 7.7cm)" svg:viewBox="0 0 256 163" draw:points="0,0 35,163 256,47">
            <text:p/>
          </draw:polyline>
          <draw:polyline draw:style-name="gr3" draw:text-style-name="P1" draw:layer="layout" svg:width="0.191cm" svg:height="0.121cm" draw:transform="skewX (-0.463733982254893) rotate (-2.19021367832768) translate (5.35cm 7.75cm)" svg:viewBox="0 0 192 122" draw:points="0,0 26,122 192,35">
            <text:p/>
          </draw:polyline>
          <draw:polyline draw:style-name="gr4" draw:text-style-name="P1" draw:layer="layout" svg:width="0.318cm" svg:height="0.202cm" draw:transform="skewX (-0.466875574908483) rotate (-2.19108634295368) translate (5.35cm 7.65cm)" svg:viewBox="0 0 319 203" draw:points="0,0 43,203 319,58">
            <text:p/>
          </draw:polyline>
          <draw:polyline draw:style-name="gr5" draw:text-style-name="P1" draw:layer="layout" svg:width="0.127cm" svg:height="0.08cm" draw:transform="skewX (-0.466875574908483) rotate (-2.19108634295368) translate (5.35cm 7.8cm)" svg:viewBox="0 0 128 81" draw:points="0,0 17,81 128,23">
            <text:p/>
          </draw:polyline>
        </draw:g>
        <draw:g draw:style-name="gr1">
          <draw:line draw:style-name="gr2" draw:text-style-name="P1" draw:layer="layout" svg:x1="7.7cm" svg:y1="7.699cm" svg:x2="6.9cm" svg:y2="7.699cm">
            <text:p/>
          </draw:line>
          <draw:line draw:style-name="gr3" draw:text-style-name="P1" draw:layer="layout" svg:x1="7.7cm" svg:y1="7.748cm" svg:x2="6.9cm" svg:y2="7.748cm">
            <text:p/>
          </draw:line>
          <draw:line draw:style-name="gr4" draw:text-style-name="P1" draw:layer="layout" svg:x1="7.7cm" svg:y1="7.649cm" svg:x2="6.906cm" svg:y2="7.648cm">
            <text:p/>
          </draw:line>
          <draw:line draw:style-name="gr5" draw:text-style-name="P1" draw:layer="layout" svg:x1="7.7cm" svg:y1="7.798cm" svg:x2="6.9cm" svg:y2="7.798cm">
            <text:p/>
          </draw:line>
        </draw:g>
        <draw:rect draw:style-name="gr22" draw:text-style-name="P10" draw:layer="layout" svg:width="1.3cm" svg:height="0.6cm" svg:x="5.6cm" svg:y="7.4cm">
          <text:p/>
        </draw:rect>
        <draw:frame draw:style-name="gr21" draw:text-style-name="P9" draw:layer="layout" svg:width="1.2cm" svg:height="0.38cm" svg:x="5.65cm" svg:y="7.52cm">
          <draw:text-box>
            <text:p><text:span text:style-name="T1">i2c_20mm</text:span></text:p>
          </draw:text-box>
        </draw:frame>
        <draw:rect draw:style-name="gr22" draw:text-style-name="P10" draw:layer="layout" svg:width="1.6cm" svg:height="0.6cm" svg:x="7.7cm" svg:y="7.4cm">
          <text:p/>
        </draw:rect>
        <draw:frame draw:style-name="gr21" draw:text-style-name="P9" draw:layer="layout" svg:width="1.4cm" svg:height="0.38cm" svg:x="7.8cm" svg:y="7.52cm">
          <draw:text-box>
            <text:p><text:span text:style-name="T1">PCF8574 <text:s/>in</text:span></text:p>
          </draw:text-box>
        </draw:frame>
        <draw:rect draw:style-name="gr22" draw:text-style-name="P10" draw:layer="layout" svg:width="1.6cm" svg:height="0.6cm" svg:x="9.6cm" svg:y="7.4cm">
          <text:p/>
        </draw:rect>
        <draw:frame draw:style-name="gr21" draw:text-style-name="P9" draw:layer="layout" svg:width="1.4cm" svg:height="0.38cm" svg:x="9.7cm" svg:y="7.52cm">
          <draw:text-box>
            <text:p><text:span text:style-name="T1">PCF8574 out</text:span></text:p>
          </draw:text-box>
        </draw:frame>
        <draw:line draw:style-name="gr24" draw:text-style-name="P1" draw:layer="layout" svg:x1="6.9cm" svg:y1="10.1cm" svg:x2="6.9cm" svg:y2="10.2cm">
          <text:p/>
        </draw:line>
        <draw:line draw:style-name="gr24" draw:text-style-name="P1" draw:layer="layout" svg:x1="6.8cm" svg:y1="10.1cm" svg:x2="6.8cm" svg:y2="10.2cm">
          <text:p/>
        </draw:line>
        <draw:line draw:style-name="gr24" draw:text-style-name="P1" draw:layer="layout" svg:x1="6.7cm" svg:y1="10.1cm" svg:x2="6.7cm" svg:y2="10.2cm">
          <text:p/>
        </draw:line>
        <draw:line draw:style-name="gr24" draw:text-style-name="P1" draw:layer="layout" svg:x1="6.6cm" svg:y1="10.1cm" svg:x2="6.6cm" svg:y2="10.2cm">
          <text:p/>
        </draw:line>
        <draw:line draw:style-name="gr24" draw:text-style-name="P1" draw:layer="layout" svg:x1="6.3cm" svg:y1="10.1cm" svg:x2="6.3cm" svg:y2="10.2cm">
          <text:p/>
        </draw:line>
        <draw:line draw:style-name="gr24" draw:text-style-name="P1" draw:layer="layout" svg:x1="6.2cm" svg:y1="10.1cm" svg:x2="6.2cm" svg:y2="10.2cm">
          <text:p/>
        </draw:line>
        <draw:line draw:style-name="gr24" draw:text-style-name="P1" draw:layer="layout" svg:x1="6.1cm" svg:y1="10.1cm" svg:x2="6.1cm" svg:y2="10.2cm">
          <text:p/>
        </draw:line>
        <draw:line draw:style-name="gr24" draw:text-style-name="P1" draw:layer="layout" svg:x1="6cm" svg:y1="10.1cm" svg:x2="6cm" svg:y2="10.2cm">
          <text:p/>
        </draw:line>
        <draw:line draw:style-name="gr24" draw:text-style-name="P1" draw:layer="layout" svg:x1="6.1cm" svg:y1="10.1cm" svg:x2="6.1cm" svg:y2="10.2cm">
          <text:p/>
        </draw:line>
        <draw:polyline draw:style-name="gr10" draw:text-style-name="P1" draw:layer="layout" svg:width="3.202cm" svg:height="1.476cm" draw:transform="rotate (-2.96688519546516) translate (9.4547292422666cm 9.54316837721248cm)" svg:viewBox="0 0 3203 1477" draw:points="0,1465 87,973 2943,1477 3203,0">
          <text:p/>
        </draw:polyline>
        <draw:polyline draw:style-name="gr11" draw:text-style-name="P1" draw:layer="layout" svg:width="3.823cm" svg:height="3.515cm" draw:transform="rotate (-2.11115026321234) translate (11.252916490574cm 8.31171842713387cm)" svg:viewBox="0 0 3824 3516" draw:points="0,412 686,0 2795,3516 3824,2899">
          <text:p/>
        </draw:polyline>
        <draw:polyline draw:style-name="gr26" draw:text-style-name="P1" draw:layer="layout" svg:width="2.399cm" svg:height="1.199cm" svg:x="3.8cm" svg:y="5.4cm" svg:viewBox="0 0 2400 1200" draw:points="2400,0 0,0 0,1200">
          <text:p/>
        </draw:polyline>
        <draw:frame draw:style-name="gr21" draw:text-style-name="P9" draw:layer="layout" svg:width="0.3cm" svg:height="0.3cm" svg:x="5.7cm" svg:y="5.1cm">
          <draw:text-box>
            <text:p><text:span text:style-name="T1">NN</text:span></text:p>
          </draw:text-box>
        </draw:frame>
        <draw:frame draw:style-name="gr21" draw:text-style-name="P9" draw:layer="layout" svg:width="0.3cm" svg:height="0.3cm" svg:x="5.7cm" svg:y="5.5cm">
          <draw:text-box>
            <text:p><text:span text:style-name="T1">SS</text:span></text:p>
          </draw:text-box>
        </draw:frame>
        <draw:g draw:style-name="gr1">
          <draw:rect draw:style-name="gr20" draw:text-style-name="P8" draw:layer="layout" svg:width="0.2cm" svg:height="0.1cm" draw:transform="rotate (2.87839700238905) translate (8.493cm 2.942cm)">
            <text:p/>
          </draw:rect>
          <draw:rect draw:style-name="gr20" draw:text-style-name="P8" draw:layer="layout" svg:width="0.2cm" svg:height="0.1cm" draw:transform="rotate (2.87839700238905) translate (8.544cm 2.749cm)">
            <text:p/>
          </draw:rect>
        </draw:g>
        <draw:circle draw:style-name="gr27" draw:text-style-name="P13" draw:layer="layout" svg:width="0.1cm" svg:height="0.1cm" draw:transform="rotate (-3.14159265358979) translate (6.25cm 5.453cm)">
          <text:p/>
        </draw:circle>
        <draw:circle draw:style-name="gr28" draw:text-style-name="P14" draw:layer="layout" svg:width="0.1cm" svg:height="0.1cm" draw:transform="rotate (-3.14159265358979) translate (6.35cm 5.553cm)">
          <text:p/>
        </draw:circle>
        <draw:polygon draw:style-name="gr17" draw:text-style-name="P5" draw:layer="layout" svg:width="1.499cm" svg:height="0.791cm" svg:x="8.9cm" svg:y="2.709cm" svg:viewBox="0 0 1500 792" draw:points="0,400 100,0 1500,392 1500,792">
          <text:p/>
        </draw:polygon>
        <draw:g draw:style-name="gr1">
          <draw:polygon draw:style-name="gr19" draw:text-style-name="P7" draw:layer="layout" svg:width="1.799cm" svg:height="0.399cm" svg:x="8.9cm" svg:y="3.109cm" svg:viewBox="0 0 1800 400" draw:points="0,400 0,0 1800,0 1799,400">
            <text:p/>
          </draw:polygon>
          <draw:line draw:style-name="gr18" draw:text-style-name="P6" draw:layer="layout" svg:x1="8.9cm" svg:y1="3.409cm" svg:x2="10.7cm" svg:y2="3.409cm">
            <text:p/>
          </draw:line>
          <draw:line draw:style-name="gr18" draw:text-style-name="P6" draw:layer="layout" svg:x1="8.9cm" svg:y1="3.209cm" svg:x2="10.7cm" svg:y2="3.209cm">
            <text:p/>
          </draw:line>
        </draw:g>
        <draw:line draw:style-name="gr18" draw:text-style-name="P6" draw:layer="layout" svg:x1="8.974cm" svg:y1="2.813cm" svg:x2="10.3cm" svg:y2="3.201cm">
          <text:p/>
        </draw:line>
        <draw:line draw:style-name="gr18" draw:text-style-name="P6" draw:layer="layout" svg:x1="8.925cm" svg:y1="3.007cm" svg:x2="10.3cm" svg:y2="3.401cm">
          <text:p/>
        </draw:line>
        <draw:g draw:style-name="gr25">
          <draw:g draw:style-name="gr1">
            <draw:polygon draw:style-name="gr19" draw:text-style-name="P7" draw:layer="layout" svg:width="0.399cm" svg:height="0.399cm" draw:transform="rotate (-3.14159265358979) translate (11.1cm 3.5cm)" svg:viewBox="0 0 400 400" draw:points="400,400 400,0 0,0 0,400">
              <text:p/>
            </draw:polygon>
            <draw:line draw:style-name="gr18" draw:text-style-name="P6" draw:layer="layout" svg:x1="10.7cm" svg:y1="3.2cm" svg:x2="11.1cm" svg:y2="3.2cm">
              <text:p/>
            </draw:line>
            <draw:line draw:style-name="gr18" draw:text-style-name="P6" draw:layer="layout" svg:x1="10.7cm" svg:y1="3.4cm" svg:x2="11.1cm" svg:y2="3.4cm">
              <text:p/>
            </draw:line>
          </draw:g>
          <draw:g draw:style-name="gr1">
            <draw:circle draw:style-name="gr28" draw:text-style-name="P14" draw:layer="layout" svg:width="0.1cm" svg:height="0.1cm" svg:x="10.95cm" svg:y="3.347cm">
              <text:p/>
            </draw:circle>
            <draw:circle draw:style-name="gr27" draw:text-style-name="P13" draw:layer="layout" svg:width="0.1cm" svg:height="0.1cm" svg:x="10.75cm" svg:y="3.147cm">
              <text:p/>
            </draw:circle>
          </draw:g>
        </draw:g>
        <draw:g draw:style-name="gr1">
          <draw:polygon draw:style-name="gr19" draw:text-style-name="P7" draw:layer="layout" svg:width="0.404cm" svg:height="0.407cm" svg:x="6.4cm" svg:y="2.1cm" svg:viewBox="0 0 405 408" draw:points="352,399 405,0 0,0 0,408">
            <text:p/>
          </draw:polygon>
          <draw:polygon draw:style-name="gr17" draw:text-style-name="P5" draw:layer="layout" svg:width="0.41cm" svg:height="0.408cm" draw:transform="skewX (0.00401425727958695) rotate (-0.259704992696756) translate (6.8031319521954cm 2.09965194539758cm)" svg:viewBox="0 0 411 409" draw:points="411,409 411,0 0,0 44,402">
            <text:p/>
          </draw:polygon>
          <draw:line draw:style-name="gr29" draw:text-style-name="P5" draw:layer="layout" svg:x1="7.121cm" svg:y1="2.501cm" svg:x2="6.75cm" svg:y2="2.402cm">
            <text:p/>
          </draw:line>
          <draw:line draw:style-name="gr29" draw:text-style-name="P5" draw:layer="layout" svg:x1="7.174cm" svg:y1="2.304cm" svg:x2="6.798cm" svg:y2="2.202cm">
            <text:p/>
          </draw:line>
          <draw:line draw:style-name="gr18" draw:text-style-name="P6" draw:layer="layout" svg:x1="6.805cm" svg:y1="2.202cm" svg:x2="6.4cm" svg:y2="2.202cm">
            <text:p/>
          </draw:line>
          <draw:line draw:style-name="gr18" draw:text-style-name="P6" draw:layer="layout" svg:x1="6.762cm" svg:y1="2.404cm" svg:x2="6.4cm" svg:y2="2.406cm">
            <text:p/>
          </draw:line>
        </draw:g>
        <draw:g draw:style-name="gr1">
          <draw:polygon draw:style-name="gr19" draw:text-style-name="P7" draw:layer="layout" svg:width="3.399cm" svg:height="0.399cm" svg:x="3cm" svg:y="2.1cm" svg:viewBox="0 0 3400 400" draw:points="3400,400 3400,0 0,0 0,400">
            <text:p/>
          </draw:polygon>
          <draw:line draw:style-name="gr18" draw:text-style-name="P6" draw:layer="layout" svg:x1="6.4cm" svg:y1="2.4cm" svg:x2="3cm" svg:y2="2.4cm">
            <text:p/>
          </draw:line>
          <draw:line draw:style-name="gr18" draw:text-style-name="P6" draw:layer="layout" svg:x1="6.4cm" svg:y1="2.2cm" svg:x2="3cm" svg:y2="2.2cm">
            <text:p/>
          </draw:line>
        </draw:g>
        <draw:rect draw:style-name="gr22" draw:text-style-name="P10" draw:layer="layout" svg:width="1.4cm" svg:height="0.6cm" svg:x="6.7cm" svg:y="6.2cm">
          <text:p/>
        </draw:rect>
        <draw:g draw:style-name="gr1">
          <draw:line draw:style-name="gr10" draw:text-style-name="P1" draw:layer="layout" svg:x1="7.3cm" svg:y1="4.8cm" svg:x2="7.3cm" svg:y2="6.2cm">
            <text:p/>
          </draw:line>
          <draw:line draw:style-name="gr24" draw:text-style-name="P1" draw:layer="layout" svg:x1="7.35cm" svg:y1="4.8cm" svg:x2="7.351cm" svg:y2="6.2cm">
            <text:p/>
          </draw:line>
          <draw:line draw:style-name="gr10" draw:text-style-name="P1" draw:layer="layout" svg:x1="7.4cm" svg:y1="4.8cm" svg:x2="7.4cm" svg:y2="6.2cm">
            <text:p/>
          </draw:line>
        </draw:g>
        <draw:g draw:style-name="gr1">
          <draw:line draw:style-name="gr10" draw:text-style-name="P1" draw:layer="layout" svg:x1="9.7cm" svg:y1="3.7cm" svg:x2="9.7cm" svg:y2="4.7cm">
            <text:p/>
          </draw:line>
          <draw:line draw:style-name="gr24" draw:text-style-name="P1" draw:layer="layout" svg:x1="9.75cm" svg:y1="3.7cm" svg:x2="9.751cm" svg:y2="4.7cm">
            <text:p/>
          </draw:line>
          <draw:line draw:style-name="gr10" draw:text-style-name="P1" draw:layer="layout" svg:x1="9.8cm" svg:y1="3.7cm" svg:x2="9.8cm" svg:y2="4.7cm">
            <text:p/>
          </draw:line>
        </draw:g>
        <draw:line draw:style-name="gr26" draw:text-style-name="P1" draw:layer="layout" svg:x1="3.8cm" svg:y1="5.4cm" svg:x2="3.8cm" svg:y2="3.2cm">
          <text:p/>
        </draw:line>
        <draw:circle draw:style-name="gr27" draw:text-style-name="P13" draw:layer="layout" svg:width="0.1cm" svg:height="0.1cm" draw:transform="rotate (-3.14159265358979) translate (3.85cm 5.453cm)">
          <text:p/>
        </draw:circle>
        <draw:polyline draw:style-name="gr10" draw:text-style-name="P1" draw:layer="layout" svg:width="2.099cm" svg:height="0.17cm" draw:transform="rotate (-1.66574223810339) translate (4.09908906340294cm 3.40943647422484cm)" svg:viewBox="0 0 2100 171" draw:points="0,100 308,171 2100,0">
          <text:p/>
        </draw:polyline>
        <draw:circle draw:style-name="gr28" draw:text-style-name="P14" draw:layer="layout" svg:width="0.1cm" svg:height="0.1cm" draw:transform="rotate (-3.14159265358979) translate (3.95cm 5.553cm)">
          <text:p/>
        </draw:circle>
        <draw:frame draw:style-name="gr21" draw:text-style-name="P9" draw:layer="layout" svg:width="1.194cm" svg:height="0.38cm" svg:x="6.806cm" svg:y="6.32cm">
          <draw:text-box>
            <text:p><text:span text:style-name="T1">CON_6pol-3</text:span></text:p>
          </draw:text-box>
        </draw:frame>
        <draw:frame draw:style-name="gr21" draw:text-style-name="P9" draw:layer="layout" svg:width="0.595cm" svg:height="0.38cm" svg:x="6.405cm" svg:y="11.415cm">
          <draw:text-box>
            <text:p><text:span text:style-name="T1">W2</text:span></text:p>
          </draw:text-box>
        </draw:frame>
        <draw:polyline draw:style-name="gr10" draw:text-style-name="P1" draw:layer="layout" svg:width="4.483cm" svg:height="1.239cm" draw:transform="rotate (-2.96688519546516) translate (11.315451806658cm 9.32064208810676cm)" svg:viewBox="0 0 4484 1240" draw:points="0,1240 156,353 4293,1083 4484,0">
          <text:p/>
        </draw:polyline>
        <draw:polyline draw:style-name="gr11" draw:text-style-name="P1" draw:layer="layout" svg:width="3.154cm" svg:height="2.4cm" draw:transform="rotate (-2.11115026321234) translate (9.17645824528699cm 8.20585921356694cm)" svg:viewBox="0 0 3155 2401" draw:points="0,206 343,0 1783,2401 3155,1578">
          <text:p/>
        </draw:polyline>
        <draw:rect draw:style-name="gr22" draw:text-style-name="P10" draw:layer="layout" svg:width="0.6cm" svg:height="1.4cm" svg:x="12.301cm" svg:y="9.406cm">
          <text:p/>
        </draw:rect>
        <draw:frame draw:style-name="gr21" draw:text-style-name="P9" draw:layer="layout" svg:width="1.194cm" svg:height="0.38cm" draw:transform="rotate (1.5707963267949) translate (12.405cm 10.71cm)">
          <draw:text-box>
            <text:p><text:span text:style-name="T1">CON_6pol-6</text:span></text:p>
          </draw:text-box>
        </draw:frame>
        <draw:g draw:style-name="gr1">
          <draw:line draw:style-name="gr7" draw:text-style-name="P1" draw:layer="layout" svg:x1="12.295cm" svg:y1="10.406cm" svg:x2="12.095cm" svg:y2="10.406cm">
            <text:p/>
          </draw:line>
          <draw:line draw:style-name="gr8" draw:text-style-name="P1" draw:layer="layout" svg:x1="12.295cm" svg:y1="10.356cm" svg:x2="12.095cm" svg:y2="10.356cm">
            <text:p/>
          </draw:line>
          <draw:line draw:style-name="gr9" draw:text-style-name="P1" draw:layer="layout" svg:x1="12.295cm" svg:y1="10.306cm" svg:x2="12.095cm" svg:y2="10.306cm">
            <text:p/>
          </draw:line>
          <draw:line draw:style-name="gr10" draw:text-style-name="P1" draw:layer="layout" svg:x1="12.295cm" svg:y1="10.556cm" svg:x2="12.095cm" svg:y2="10.556cm">
            <text:p/>
          </draw:line>
          <draw:line draw:style-name="gr11" draw:text-style-name="P1" draw:layer="layout" svg:x1="12.295cm" svg:y1="10.506cm" svg:x2="12.095cm" svg:y2="10.506cm">
            <text:p/>
          </draw:line>
          <draw:line draw:style-name="gr12" draw:text-style-name="P1" draw:layer="layout" svg:x1="12.295cm" svg:y1="10.456cm" svg:x2="12.095cm" svg:y2="10.456cm">
            <text:p/>
          </draw:line>
        </draw:g>
        <draw:g draw:style-name="gr1">
          <draw:polyline draw:style-name="gr7" draw:text-style-name="P1" draw:layer="layout" svg:width="0.176cm" svg:height="0.353cm" draw:transform="rotate (2.35619449019235) translate (11.945cm 10.656cm)" svg:viewBox="0 0 177 354" draw:points="0,0 177,177 0,354">
            <text:p/>
          </draw:polyline>
          <draw:polyline draw:style-name="gr8" draw:text-style-name="P1" draw:layer="layout" svg:width="0.239cm" svg:height="0.419cm" draw:transform="rotate (2.49808975837948) translate (11.9429993354535cm 10.6919996355697cm)" svg:viewBox="0 0 240 420" draw:points="60,0 240,240 0,420">
            <text:p/>
          </draw:polyline>
          <draw:polyline draw:style-name="gr9" draw:text-style-name="P1" draw:layer="layout" svg:width="0.246cm" svg:height="0.494cm" draw:transform="rotate (2.35619449019235) translate (11.845cm 10.656cm)" svg:viewBox="0 0 247 495" draw:points="0,0 247,247 0,495">
            <text:p/>
          </draw:polyline>
          <draw:polyline draw:style-name="gr10" draw:text-style-name="P1" draw:layer="layout" svg:width="0.07cm" svg:height="0.14cm" draw:transform="rotate (2.35619449019235) translate (12.095cm 10.656cm)" svg:viewBox="0 0 71 141" draw:points="0,0 71,71 0,141">
            <text:p/>
          </draw:polyline>
          <draw:polyline draw:style-name="gr11" draw:text-style-name="P1" draw:layer="layout" svg:width="0.105cm" svg:height="0.211cm" draw:transform="rotate (2.35619449019235) translate (12.045cm 10.656cm)" svg:viewBox="0 0 106 212" draw:points="0,0 106,106 0,212">
            <text:p/>
          </draw:polyline>
          <draw:polyline draw:style-name="gr12" draw:text-style-name="P1" draw:layer="layout" svg:width="0.149cm" svg:height="0.281cm" draw:transform="rotate (2.29615516392374) translate (11.995cm 10.656cm)" svg:viewBox="0 0 150 282" draw:points="0,0 150,133 17,282">
            <text:p/>
          </draw:polyline>
        </draw:g>
        <draw:g draw:style-name="gr1">
          <draw:line draw:style-name="gr7" draw:text-style-name="P1" draw:layer="layout" svg:x1="11.945cm" svg:y1="10.656cm" svg:x2="11.945cm" svg:y2="11.506cm">
            <text:p/>
          </draw:line>
          <draw:line draw:style-name="gr8" draw:text-style-name="P1" draw:layer="layout" svg:x1="11.895cm" svg:y1="10.656cm" svg:x2="11.895cm" svg:y2="11.506cm">
            <text:p/>
          </draw:line>
          <draw:line draw:style-name="gr9" draw:text-style-name="P1" draw:layer="layout" svg:x1="11.845cm" svg:y1="10.656cm" svg:x2="11.845cm" svg:y2="11.506cm">
            <text:p/>
          </draw:line>
          <draw:line draw:style-name="gr10" draw:text-style-name="P1" draw:layer="layout" svg:x1="12.095cm" svg:y1="10.656cm" svg:x2="12.095cm" svg:y2="11.506cm">
            <text:p/>
          </draw:line>
          <draw:line draw:style-name="gr11" draw:text-style-name="P1" draw:layer="layout" svg:x1="12.045cm" svg:y1="10.656cm" svg:x2="12.045cm" svg:y2="11.506cm">
            <text:p/>
          </draw:line>
          <draw:line draw:style-name="gr12" draw:text-style-name="P1" draw:layer="layout" svg:x1="11.995cm" svg:y1="10.656cm" svg:x2="11.995cm" svg:y2="11.506cm">
            <text:p/>
          </draw:line>
        </draw:g>
        <draw:g draw:style-name="gr1">
          <draw:polyline draw:style-name="gr7" draw:text-style-name="P1" draw:layer="layout" svg:width="0.282cm" svg:height="0.14cm" draw:transform="rotate (-2.35619449019235) translate (12.045cm 11.606cm)" svg:viewBox="0 0 283 141" draw:points="0,141 141,0 283,141">
            <text:p/>
          </draw:polyline>
          <draw:polyline draw:style-name="gr8" draw:text-style-name="P1" draw:layer="layout" svg:width="0.209cm" svg:height="0.119cm" draw:transform="rotate (-2.49808975837948) translate (11.9670000750291cm 11.6019997427558cm)" svg:viewBox="0 0 210 120" draw:points="0,120 90,0 210,90">
            <text:p/>
          </draw:polyline>
          <draw:polyline draw:style-name="gr9" draw:text-style-name="P1" draw:layer="layout" svg:width="0.14cm" svg:height="0.07cm" draw:transform="rotate (-2.35619449019235) translate (11.895cm 11.556cm)" svg:viewBox="0 0 141 71" draw:points="0,71 71,0 141,71">
            <text:p/>
          </draw:polyline>
          <draw:polyline draw:style-name="gr10" draw:text-style-name="P1" draw:layer="layout" svg:width="0.494cm" svg:height="0.246cm" draw:transform="rotate (-2.35619449019235) translate (12.27cm 11.681cm)" svg:viewBox="0 0 495 247" draw:points="0,247 247,0 495,247">
            <text:p/>
          </draw:polyline>
          <draw:polyline draw:style-name="gr11" draw:text-style-name="P1" draw:layer="layout" svg:width="0.423cm" svg:height="0.211cm" draw:transform="rotate (-2.35619449019235) translate (12.195cm 11.656cm)" svg:viewBox="0 0 424 212" draw:points="0,212 212,0 424,212">
            <text:p/>
          </draw:polyline>
          <draw:polyline draw:style-name="gr12" draw:text-style-name="P1" draw:layer="layout" svg:width="0.352cm" svg:height="0.186cm" draw:transform="rotate (-2.29685329562454) translate (12.1191206885133cm 11.6161995039617cm)" svg:viewBox="0 0 353 187" draw:points="0,166 187,0 353,187">
            <text:p/>
          </draw:polyline>
        </draw:g>
        <draw:g draw:style-name="gr1">
          <draw:line draw:style-name="gr7" draw:text-style-name="P1" draw:layer="layout" svg:x1="11.795cm" svg:y1="11.706cm" svg:x2="7.6cm" svg:y2="11.706cm">
            <text:p/>
          </draw:line>
          <draw:line draw:style-name="gr8" draw:text-style-name="P1" draw:layer="layout" svg:x1="11.795cm" svg:y1="11.656cm" svg:x2="7.6cm" svg:y2="11.656cm">
            <text:p/>
          </draw:line>
          <draw:line draw:style-name="gr9" draw:text-style-name="P1" draw:layer="layout" svg:x1="11.795cm" svg:y1="11.606cm" svg:x2="7.6cm" svg:y2="11.606cm">
            <text:p/>
          </draw:line>
          <draw:line draw:style-name="gr10" draw:text-style-name="P1" draw:layer="layout" svg:x1="11.795cm" svg:y1="11.856cm" svg:x2="7.6cm" svg:y2="11.856cm">
            <text:p/>
          </draw:line>
          <draw:line draw:style-name="gr11" draw:text-style-name="P1" draw:layer="layout" svg:x1="11.795cm" svg:y1="11.806cm" svg:x2="7.6cm" svg:y2="11.806cm">
            <text:p/>
          </draw:line>
          <draw:line draw:style-name="gr12" draw:text-style-name="P1" draw:layer="layout" svg:x1="11.795cm" svg:y1="11.756cm" svg:x2="7.6cm" svg:y2="11.756cm">
            <text:p/>
          </draw:line>
        </draw:g>
        <draw:rect draw:style-name="gr22" draw:text-style-name="P10" draw:layer="layout" svg:width="1.4cm" svg:height="0.6cm" svg:x="11.495cm" svg:y="7.406cm">
          <text:p/>
        </draw:rect>
        <draw:frame draw:style-name="gr21" draw:text-style-name="P9" draw:layer="layout" svg:width="1cm" svg:height="0.38cm" svg:x="11.695cm" svg:y="7.526cm">
          <draw:text-box>
            <text:p><text:span text:style-name="T1">i2c_Term</text:span></text:p>
          </draw:text-box>
        </draw:frame>
        <draw:g draw:style-name="gr1">
          <draw:line draw:style-name="gr30" draw:text-style-name="P1" draw:layer="layout" svg:x1="11.8cm" svg:y1="10.006cm" svg:x2="12.2cm" svg:y2="10.006cm">
            <text:p/>
          </draw:line>
          <draw:line draw:style-name="gr30" draw:text-style-name="P1" draw:layer="layout" svg:x1="11.8cm" svg:y1="9.906cm" svg:x2="12.2cm" svg:y2="9.906cm">
            <text:p/>
          </draw:line>
          <draw:polyline draw:style-name="gr31" draw:text-style-name="P1" draw:layer="layout" svg:width="0.36cm" svg:height="0.166cm" draw:transform="rotate (2.5555110907701) translate (12.2082238610782cm 10.3442388585064cm)" svg:viewBox="0 0 361 167" draw:points="361,167 250,0 0,166">
            <text:p/>
          </draw:polyline>
          <draw:polyline draw:style-name="gr31" draw:text-style-name="P1" draw:layer="layout" svg:width="0.249cm" svg:height="0.332cm" draw:transform="rotate (2.5555110907701) translate (12.1160646220739cm 9.98305476589184cm)" svg:viewBox="0 0 250 333" draw:points="139,0 250,167 0,333">
            <text:p/>
          </draw:polyline>
        </draw:g>
        <draw:frame draw:style-name="gr21" draw:text-style-name="P9" draw:layer="layout" svg:width="0.2cm" svg:height="0.3cm" svg:x="11.745cm" svg:y="9.606cm">
          <draw:text-box>
            <text:p><text:span text:style-name="T1">C</text:span></text:p>
          </draw:text-box>
        </draw:frame>
        <draw:rect draw:style-name="gr32" draw:text-style-name="P15" draw:layer="layout" svg:width="0.302cm" svg:height="0.096cm" svg:x="9.419cm" svg:y="3.535cm">
          <text:p/>
        </draw:rect>
        <draw:polyline draw:style-name="gr10" draw:text-style-name="P1" draw:layer="layout" svg:width="0.099cm" svg:height="3.099cm" svg:x="6.3cm" svg:y="2.4cm" svg:viewBox="0 0 100 3100" draw:points="100,0 0,400 0,3100">
          <text:p/>
        </draw:polyline>
        <draw:polyline draw:style-name="gr26" draw:text-style-name="P1" draw:layer="layout" svg:width="0cm" svg:height="3.199cm" svg:x="6.2cm" svg:y="2.2cm" svg:viewBox="0 0 0 3200" draw:points="0,0 0,500 0,3200">
          <text:p/>
        </draw:polyline>
        <draw:circle draw:style-name="gr27" draw:text-style-name="P13" draw:layer="layout" svg:width="0.1cm" svg:height="0.1cm" draw:transform="rotate (-3.14159265358979) translate (6.25cm 2.25cm)">
          <text:p/>
        </draw:circle>
        <draw:circle draw:style-name="gr28" draw:text-style-name="P14" draw:layer="layout" svg:width="0.1cm" svg:height="0.1cm" draw:transform="rotate (-3.14159265358979) translate (6.45cm 2.45cm)">
          <text:p/>
        </draw:circle>
        <draw:circle draw:style-name="gr27" draw:text-style-name="P13" draw:layer="layout" svg:width="0.1cm" svg:height="0.1cm" draw:transform="rotate (-3.14159265358979) translate (3.85cm 3.25cm)">
          <text:p/>
        </draw:circle>
        <draw:circle draw:style-name="gr28" draw:text-style-name="P14" draw:layer="layout" svg:width="0.1cm" svg:height="0.1cm" draw:transform="rotate (-3.14159265358979) translate (4.05cm 3.45cm)">
          <text:p/>
        </draw:circle>
        <draw:polyline draw:style-name="gr10" draw:text-style-name="P1" draw:layer="layout" svg:width="4.899cm" svg:height="2.099cm" svg:x="6.1cm" svg:y="3.4cm" svg:viewBox="0 0 4900 2100" draw:points="0,2100 4900,2100 4900,0">
          <text:p/>
        </draw:polyline>
        <draw:polyline draw:style-name="gr26" draw:text-style-name="P1" draw:layer="layout" svg:width="4.599cm" svg:height="2.199cm" svg:x="6.2cm" svg:y="3.2cm" svg:viewBox="0 0 4600 2200" draw:points="0,2200 4600,2200 4600,0">
          <text:p/>
        </draw:polyline>
        <draw:g draw:style-name="gr1">
          <draw:polygon draw:style-name="gr19" draw:text-style-name="P7" draw:layer="layout" svg:width="1.799cm" svg:height="0.399cm" svg:x="11.1cm" svg:y="3.1cm" svg:viewBox="0 0 1800 400" draw:points="1800,400 1800,0 0,0 0,400">
            <text:p/>
          </draw:polygon>
          <draw:line draw:style-name="gr18" draw:text-style-name="P6" draw:layer="layout" svg:x1="12.9cm" svg:y1="3.4cm" svg:x2="11.1cm" svg:y2="3.4cm">
            <text:p/>
          </draw:line>
          <draw:line draw:style-name="gr18" draw:text-style-name="P6" draw:layer="layout" svg:x1="12.9cm" svg:y1="3.2cm" svg:x2="11.1cm" svg:y2="3.2cm">
            <text:p/>
          </draw:line>
        </draw:g>
        <draw:polyline draw:style-name="gr10" draw:text-style-name="P1" draw:layer="layout" svg:width="2.199cm" svg:height="1.099cm" svg:x="3.9cm" svg:y="5.5cm" svg:viewBox="0 0 2200 1100" draw:points="2200,0 0,0 0,1100">
          <text:p/>
        </draw:polyline>
        <draw:frame draw:style-name="gr21" draw:text-style-name="P9" draw:layer="layout" svg:width="0.3cm" svg:height="0.3cm" svg:x="6.4cm" svg:y="4.1cm">
          <draw:text-box>
            <text:p><text:span text:style-name="T1">SN</text:span></text:p>
          </draw:text-box>
        </draw:frame>
        <draw:frame draw:style-name="gr21" draw:text-style-name="P9" draw:layer="layout" svg:width="0.3cm" svg:height="0.3cm" svg:x="5.8cm" svg:y="4.1cm">
          <draw:text-box>
            <text:p><text:span text:style-name="T1">NN</text:span></text:p>
          </draw:text-box>
        </draw:frame>
        <draw:frame draw:style-name="gr21" draw:text-style-name="P9" draw:layer="layout" svg:width="0.3cm" svg:height="0.3cm" svg:x="4cm" svg:y="4.1cm">
          <draw:text-box>
            <text:p><text:span text:style-name="T1">SS</text:span></text:p>
          </draw:text-box>
        </draw:frame>
        <draw:frame draw:style-name="gr21" draw:text-style-name="P9" draw:layer="layout" svg:width="0.3cm" svg:height="0.3cm" svg:x="3.4cm" svg:y="4.1cm">
          <draw:text-box>
            <text:p><text:span text:style-name="T1">NS</text:span></text:p>
          </draw:text-box>
        </draw:frame>
        <draw:g draw:style-name="gr1">
          <draw:line draw:style-name="gr10" draw:text-style-name="P1" draw:layer="layout" svg:x1="7.4cm" svg:y1="4.751cm" svg:x2="9.7cm" svg:y2="4.751cm">
            <text:p/>
          </draw:line>
          <draw:line draw:style-name="gr24" draw:text-style-name="P1" draw:layer="layout" svg:x1="7.4cm" svg:y1="4.701cm" svg:x2="9.7cm" svg:y2="4.7cm">
            <text:p/>
          </draw:line>
          <draw:line draw:style-name="gr10" draw:text-style-name="P1" draw:layer="layout" svg:x1="7.4cm" svg:y1="4.651cm" svg:x2="9.7cm" svg:y2="4.651cm">
            <text:p/>
          </draw:line>
        </draw:g>
        <draw:g draw:style-name="gr1">
          <draw:polyline draw:style-name="gr10" draw:text-style-name="P1" draw:layer="layout" svg:width="0.209cm" svg:height="0.119cm" draw:transform="rotate (-2.21429922200521) translate (7.45cm 4.651cm)" svg:viewBox="0 0 210 120" draw:points="0,0 90,120 210,30">
            <text:p/>
          </draw:polyline>
          <draw:polyline draw:style-name="gr24" draw:text-style-name="P1" draw:layer="layout" svg:width="0.126cm" svg:height="0.094cm" draw:transform="rotate (-1.88617732263027) translate (7.45cm 4.701cm)" svg:viewBox="0 0 127 95" draw:points="0,0 31,95 127,63">
            <text:p/>
          </draw:polyline>
          <draw:polyline draw:style-name="gr10" draw:text-style-name="P1" draw:layer="layout" svg:width="0.069cm" svg:height="0.039cm" draw:transform="rotate (-2.21429922200521) translate (7.45cm 4.752cm)" svg:viewBox="0 0 70 40" draw:points="0,0 30,40 70,10">
            <text:p/>
          </draw:polyline>
        </draw:g>
        <draw:g draw:style-name="gr1">
          <draw:polyline draw:style-name="gr10" draw:text-style-name="P1" draw:layer="layout" svg:width="0.209cm" svg:height="0.119cm" draw:transform="rotate (0.927293431584587) translate (9.652cm 4.754cm)" svg:viewBox="0 0 210 120" draw:points="0,0 90,120 210,30">
            <text:p/>
          </draw:polyline>
          <draw:polyline draw:style-name="gr24" draw:text-style-name="P1" draw:layer="layout" svg:width="0.126cm" svg:height="0.094cm" draw:transform="rotate (1.25541533095952) translate (9.652cm 4.704cm)" svg:viewBox="0 0 127 95" draw:points="0,0 31,95 127,63">
            <text:p/>
          </draw:polyline>
          <draw:polyline draw:style-name="gr10" draw:text-style-name="P1" draw:layer="layout" svg:width="0.069cm" svg:height="0.039cm" draw:transform="rotate (0.927293431584587) translate (9.652cm 4.653cm)" svg:viewBox="0 0 70 40" draw:points="0,0 30,40 70,10">
            <text:p/>
          </draw:polyline>
        </draw:g>
        <draw:frame draw:style-name="gr21" draw:text-style-name="P9" draw:layer="layout" svg:width="0.3cm" svg:height="0.3cm" svg:x="11.1cm" svg:y="4.1cm">
          <draw:text-box>
            <text:p><text:span text:style-name="T1">SS</text:span></text:p>
          </draw:text-box>
        </draw:frame>
        <draw:frame draw:style-name="gr21" draw:text-style-name="P9" draw:layer="layout" svg:width="0.3cm" svg:height="0.3cm" svg:x="10.4cm" svg:y="4.1cm">
          <draw:text-box>
            <text:p><text:span text:style-name="T1">N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Red_20_90_20_Degrees_20_Crossed_20_2" draw:display-name="Red 90 Degrees Crossed 2" draw:style="single" draw:color="#000000" draw:distance="0.1cm" draw:rotation="75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7-20T17:11:00.500109300</dc:date>
    <meta:editing-duration>P1DT16H8S</meta:editing-duration>
    <meta:editing-cycles>213</meta:editing-cycles>
    <meta:generator>LibreOffice/25.2.4.3$Windows_X86_64 LibreOffice_project/33e196637044ead23f5c3226cde09b47731f7e27</meta:generator>
    <meta:print-date>2024-10-20T09:56:13.86</meta:print-date>
    <meta:printed-by>Karl Hartinger</meta:printed-by>
    <meta:document-statistic meta:object-count="397"/>
  </office:meta>
</office:document-meta>
</file>